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Arial3" svg:font-family="Aria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4" style:family="table">
      <style:table-properties style:width="15.663cm" fo:margin-left="-0.199cm" fo:margin-top="0cm" fo:margin-bottom="0cm" table:align="left" style:writing-mode="lr-tb"/>
    </style:style>
    <style:style style:name="Tabela4.A" style:family="table-column">
      <style:table-column-properties style:column-width="3.436cm"/>
    </style:style>
    <style:style style:name="Tabela4.B" style:family="table-column">
      <style:table-column-properties style:column-width="2.171cm"/>
    </style:style>
    <style:style style:name="Tabela4.C" style:family="table-column">
      <style:table-column-properties style:column-width="2.648cm"/>
    </style:style>
    <style:style style:name="Tabela4.D" style:family="table-column">
      <style:table-column-properties style:column-width="7.408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00" fo:padding-left="0.199cm" fo:padding-right="0.191cm" fo:padding-top="0cm" fo:padding-bottom="0cm" fo:border="0.5pt solid #00000a">
        <style:background-image/>
      </style:table-cell-properties>
    </style:style>
    <style:style style:name="Tabela4.A3" style:family="table-cell">
      <style:table-cell-properties fo:padding-left="0.199cm" fo:padding-right="0.191cm" fo:padding-top="0cm" fo:padding-bottom="0cm" fo:border="0.5pt solid #00000a"/>
    </style:style>
    <style:style style:name="Tabela4.B3" style:family="table-cell">
      <style:table-cell-properties fo:padding-left="0.199cm" fo:padding-right="0.191cm" fo:padding-top="0cm" fo:padding-bottom="0cm" fo:border="0.5pt solid #00000a"/>
    </style:style>
    <style:style style:name="Tabela4.C3" style:family="table-cell">
      <style:table-cell-properties fo:padding-left="0.199cm" fo:padding-right="0.191cm" fo:padding-top="0cm" fo:padding-bottom="0cm" fo:border="0.5pt solid #00000a"/>
    </style:style>
    <style:style style:name="Tabela4.D3" style:family="table-cell">
      <style:table-cell-properties fo:padding-left="0.199cm" fo:padding-right="0.191cm" fo:padding-top="0cm" fo:padding-bottom="0cm" fo:border="0.5pt solid #00000a"/>
    </style:style>
    <style:style style:name="Tabela4.A4" style:family="table-cell">
      <style:table-cell-properties fo:padding-left="0.199cm" fo:padding-right="0.191cm" fo:padding-top="0cm" fo:padding-bottom="0cm" fo:border="0.5pt solid #00000a"/>
    </style:style>
    <style:style style:name="Tabela4.B4" style:family="table-cell">
      <style:table-cell-properties fo:padding-left="0.199cm" fo:padding-right="0.191cm" fo:padding-top="0cm" fo:padding-bottom="0cm" fo:border="0.5pt solid #00000a"/>
    </style:style>
    <style:style style:name="Tabela4.C4" style:family="table-cell">
      <style:table-cell-properties fo:padding-left="0.199cm" fo:padding-right="0.191cm" fo:padding-top="0cm" fo:padding-bottom="0cm" fo:border="0.5pt solid #00000a"/>
    </style:style>
    <style:style style:name="Tabela4.D4" style:family="table-cell">
      <style:table-cell-properties fo:padding-left="0.199cm" fo:padding-right="0.191cm" fo:padding-top="0cm" fo:padding-bottom="0cm" fo:border="0.5pt solid #00000a"/>
    </style:style>
    <style:style style:name="Tabela4.A5" style:family="table-cell">
      <style:table-cell-properties fo:padding-left="0.199cm" fo:padding-right="0.191cm" fo:padding-top="0cm" fo:padding-bottom="0cm" fo:border="0.5pt solid #00000a"/>
    </style:style>
    <style:style style:name="Tabela4.B5" style:family="table-cell">
      <style:table-cell-properties fo:padding-left="0.199cm" fo:padding-right="0.191cm" fo:padding-top="0cm" fo:padding-bottom="0cm" fo:border="0.5pt solid #00000a"/>
    </style:style>
    <style:style style:name="Tabela4.C5" style:family="table-cell">
      <style:table-cell-properties fo:padding-left="0.199cm" fo:padding-right="0.191cm" fo:padding-top="0cm" fo:padding-bottom="0cm" fo:border="0.5pt solid #00000a"/>
    </style:style>
    <style:style style:name="Tabela4.D5" style:family="table-cell">
      <style:table-cell-properties fo:padding-left="0.199cm" fo:padding-right="0.191cm" fo:padding-top="0cm" fo:padding-bottom="0cm" fo:border="0.5pt solid #00000a"/>
    </style:style>
    <style:style style:name="Tabela4.A6" style:family="table-cell">
      <style:table-cell-properties fo:padding-left="0.199cm" fo:padding-right="0.191cm" fo:padding-top="0cm" fo:padding-bottom="0cm" fo:border="0.5pt solid #00000a"/>
    </style:style>
    <style:style style:name="Tabela4.B6" style:family="table-cell">
      <style:table-cell-properties fo:padding-left="0.199cm" fo:padding-right="0.191cm" fo:padding-top="0cm" fo:padding-bottom="0cm" fo:border="0.5pt solid #00000a"/>
    </style:style>
    <style:style style:name="Tabela4.C6" style:family="table-cell">
      <style:table-cell-properties fo:padding-left="0.199cm" fo:padding-right="0.191cm" fo:padding-top="0cm" fo:padding-bottom="0cm" fo:border="0.5pt solid #00000a"/>
    </style:style>
    <style:style style:name="Tabela4.D6" style:family="table-cell">
      <style:table-cell-properties fo:padding-left="0.199cm" fo:padding-right="0.191cm" fo:padding-top="0cm" fo:padding-bottom="0cm" fo:border="0.5pt solid #00000a"/>
    </style:style>
    <style:style style:name="Tabela4.A7" style:family="table-cell">
      <style:table-cell-properties fo:padding-left="0.199cm" fo:padding-right="0.191cm" fo:padding-top="0cm" fo:padding-bottom="0cm" fo:border="0.5pt solid #00000a"/>
    </style:style>
    <style:style style:name="Tabela4.B7" style:family="table-cell">
      <style:table-cell-properties fo:padding-left="0.199cm" fo:padding-right="0.191cm" fo:padding-top="0cm" fo:padding-bottom="0cm" fo:border="0.5pt solid #00000a"/>
    </style:style>
    <style:style style:name="Tabela4.C7" style:family="table-cell">
      <style:table-cell-properties fo:padding-left="0.199cm" fo:padding-right="0.191cm" fo:padding-top="0cm" fo:padding-bottom="0cm" fo:border="0.5pt solid #00000a"/>
    </style:style>
    <style:style style:name="Tabela4.D7" style:family="table-cell">
      <style:table-cell-properties fo:padding-left="0.199cm" fo:padding-right="0.191cm" fo:padding-top="0cm" fo:padding-bottom="0cm" fo:border="0.5pt solid #00000a"/>
    </style:style>
    <style:style style:name="Tabela4.A9" style:family="table-cell">
      <style:table-cell-properties fo:padding-left="0.199cm" fo:padding-right="0.191cm" fo:padding-top="0cm" fo:padding-bottom="0cm" fo:border="0.5pt solid #00000a"/>
    </style:style>
    <style:style style:name="Tabela4.B9" style:family="table-cell">
      <style:table-cell-properties fo:padding-left="0.199cm" fo:padding-right="0.191cm" fo:padding-top="0cm" fo:padding-bottom="0cm" fo:border="0.5pt solid #00000a"/>
    </style:style>
    <style:style style:name="Tabela4.C9" style:family="table-cell">
      <style:table-cell-properties fo:padding-left="0.199cm" fo:padding-right="0.191cm" fo:padding-top="0cm" fo:padding-bottom="0cm" fo:border="0.5pt solid #00000a"/>
    </style:style>
    <style:style style:name="Tabela4.D9" style:family="table-cell">
      <style:table-cell-properties fo:padding-left="0.199cm" fo:padding-right="0.191cm" fo:padding-top="0cm" fo:padding-bottom="0cm" fo:border="0.5pt solid #00000a"/>
    </style:style>
    <style:style style:name="Tabela4.A10" style:family="table-cell">
      <style:table-cell-properties fo:padding-left="0.199cm" fo:padding-right="0.191cm" fo:padding-top="0cm" fo:padding-bottom="0cm" fo:border="0.5pt solid #00000a"/>
    </style:style>
    <style:style style:name="Tabela4.B10" style:family="table-cell">
      <style:table-cell-properties fo:padding-left="0.199cm" fo:padding-right="0.191cm" fo:padding-top="0cm" fo:padding-bottom="0cm" fo:border="0.5pt solid #00000a"/>
    </style:style>
    <style:style style:name="Tabela4.C10" style:family="table-cell">
      <style:table-cell-properties fo:padding-left="0.199cm" fo:padding-right="0.191cm" fo:padding-top="0cm" fo:padding-bottom="0cm" fo:border="0.5pt solid #00000a"/>
    </style:style>
    <style:style style:name="Tabela4.D10" style:family="table-cell">
      <style:table-cell-properties fo:padding-left="0.199cm" fo:padding-right="0.191cm" fo:padding-top="0cm" fo:padding-bottom="0cm" fo:border="0.5pt solid #00000a"/>
    </style:style>
    <style:style style:name="Tabela4.A11" style:family="table-cell">
      <style:table-cell-properties fo:padding-left="0.199cm" fo:padding-right="0.191cm" fo:padding-top="0cm" fo:padding-bottom="0cm" fo:border="0.5pt solid #00000a"/>
    </style:style>
    <style:style style:name="Tabela4.B11" style:family="table-cell">
      <style:table-cell-properties fo:padding-left="0.199cm" fo:padding-right="0.191cm" fo:padding-top="0cm" fo:padding-bottom="0cm" fo:border="0.5pt solid #00000a"/>
    </style:style>
    <style:style style:name="Tabela4.C11" style:family="table-cell">
      <style:table-cell-properties fo:padding-left="0.199cm" fo:padding-right="0.191cm" fo:padding-top="0cm" fo:padding-bottom="0cm" fo:border="0.5pt solid #00000a"/>
    </style:style>
    <style:style style:name="Tabela4.D11" style:family="table-cell">
      <style:table-cell-properties fo:padding-left="0.199cm" fo:padding-right="0.191cm" fo:padding-top="0cm" fo:padding-bottom="0cm" fo:border="0.5pt solid #00000a"/>
    </style:style>
    <style:style style:name="Tabela4.A13" style:family="table-cell">
      <style:table-cell-properties fo:padding-left="0.199cm" fo:padding-right="0.191cm" fo:padding-top="0cm" fo:padding-bottom="0cm" fo:border="0.5pt solid #00000a"/>
    </style:style>
    <style:style style:name="Tabela4.B13" style:family="table-cell">
      <style:table-cell-properties fo:padding-left="0.199cm" fo:padding-right="0.191cm" fo:padding-top="0cm" fo:padding-bottom="0cm" fo:border="0.5pt solid #00000a"/>
    </style:style>
    <style:style style:name="Tabela4.C13" style:family="table-cell">
      <style:table-cell-properties fo:padding-left="0.199cm" fo:padding-right="0.191cm" fo:padding-top="0cm" fo:padding-bottom="0cm" fo:border="0.5pt solid #00000a"/>
    </style:style>
    <style:style style:name="Tabela4.D13" style:family="table-cell">
      <style:table-cell-properties fo:padding-left="0.199cm" fo:padding-right="0.191cm" fo:padding-top="0cm" fo:padding-bottom="0cm" fo:border="0.5pt solid #00000a"/>
    </style:style>
    <style:style style:name="Tabela4.A14" style:family="table-cell">
      <style:table-cell-properties fo:padding-left="0.199cm" fo:padding-right="0.191cm" fo:padding-top="0cm" fo:padding-bottom="0cm" fo:border="0.5pt solid #00000a"/>
    </style:style>
    <style:style style:name="Tabela4.B14" style:family="table-cell">
      <style:table-cell-properties fo:padding-left="0.199cm" fo:padding-right="0.191cm" fo:padding-top="0cm" fo:padding-bottom="0cm" fo:border="0.5pt solid #00000a"/>
    </style:style>
    <style:style style:name="Tabela4.C14" style:family="table-cell">
      <style:table-cell-properties fo:padding-left="0.199cm" fo:padding-right="0.191cm" fo:padding-top="0cm" fo:padding-bottom="0cm" fo:border="0.5pt solid #00000a"/>
    </style:style>
    <style:style style:name="Tabela4.D14" style:family="table-cell">
      <style:table-cell-properties fo:padding-left="0.199cm" fo:padding-right="0.191cm" fo:padding-top="0cm" fo:padding-bottom="0cm" fo:border="0.5pt solid #00000a"/>
    </style:style>
    <style:style style:name="Tabela4.A15" style:family="table-cell">
      <style:table-cell-properties fo:padding-left="0.199cm" fo:padding-right="0.191cm" fo:padding-top="0cm" fo:padding-bottom="0cm" fo:border="0.5pt solid #00000a"/>
    </style:style>
    <style:style style:name="Tabela4.B15" style:family="table-cell">
      <style:table-cell-properties fo:padding-left="0.199cm" fo:padding-right="0.191cm" fo:padding-top="0cm" fo:padding-bottom="0cm" fo:border="0.5pt solid #00000a"/>
    </style:style>
    <style:style style:name="Tabela4.C15" style:family="table-cell">
      <style:table-cell-properties fo:padding-left="0.199cm" fo:padding-right="0.191cm" fo:padding-top="0cm" fo:padding-bottom="0cm" fo:border="0.5pt solid #00000a"/>
    </style:style>
    <style:style style:name="Tabela4.D15" style:family="table-cell">
      <style:table-cell-properties fo:padding-left="0.199cm" fo:padding-right="0.191cm" fo:padding-top="0cm" fo:padding-bottom="0cm" fo:border="0.5pt solid #00000a"/>
    </style:style>
    <style:style style:name="Tabela4.A16" style:family="table-cell">
      <style:table-cell-properties fo:padding-left="0.199cm" fo:padding-right="0.191cm" fo:padding-top="0cm" fo:padding-bottom="0cm" fo:border="0.5pt solid #00000a"/>
    </style:style>
    <style:style style:name="Tabela4.B16" style:family="table-cell">
      <style:table-cell-properties fo:padding-left="0.199cm" fo:padding-right="0.191cm" fo:padding-top="0cm" fo:padding-bottom="0cm" fo:border="0.5pt solid #00000a"/>
    </style:style>
    <style:style style:name="Tabela4.C16" style:family="table-cell">
      <style:table-cell-properties fo:padding-left="0.199cm" fo:padding-right="0.191cm" fo:padding-top="0cm" fo:padding-bottom="0cm" fo:border="0.5pt solid #00000a"/>
    </style:style>
    <style:style style:name="Tabela4.D16" style:family="table-cell">
      <style:table-cell-properties fo:padding-left="0.199cm" fo:padding-right="0.191cm" fo:padding-top="0cm" fo:padding-bottom="0cm" fo:border="0.5pt solid #00000a"/>
    </style:style>
    <style:style style:name="Tabela4.A17" style:family="table-cell">
      <style:table-cell-properties fo:padding-left="0.199cm" fo:padding-right="0.191cm" fo:padding-top="0cm" fo:padding-bottom="0cm" fo:border="0.5pt solid #00000a"/>
    </style:style>
    <style:style style:name="Tabela4.B17" style:family="table-cell">
      <style:table-cell-properties fo:padding-left="0.199cm" fo:padding-right="0.191cm" fo:padding-top="0cm" fo:padding-bottom="0cm" fo:border="0.5pt solid #00000a"/>
    </style:style>
    <style:style style:name="Tabela4.C17" style:family="table-cell">
      <style:table-cell-properties fo:padding-left="0.199cm" fo:padding-right="0.191cm" fo:padding-top="0cm" fo:padding-bottom="0cm" fo:border="0.5pt solid #00000a"/>
    </style:style>
    <style:style style:name="Tabela4.D17" style:family="table-cell">
      <style:table-cell-properties fo:padding-left="0.199cm" fo:padding-right="0.191cm" fo:padding-top="0cm" fo:padding-bottom="0cm" fo:border="0.5pt solid #00000a"/>
    </style:style>
    <style:style style:name="Tabela1" style:family="table">
      <style:table-properties style:width="16cm" table:align="left" style:writing-mode="lr-tb"/>
    </style:style>
    <style:style style:name="Tabela1.A" style:family="table-column">
      <style:table-column-properties style:column-width="1.937cm"/>
    </style:style>
    <style:style style:name="Tabela1.B" style:family="table-column">
      <style:table-column-properties style:column-width="1.307cm"/>
    </style:style>
    <style:style style:name="Tabela1.C" style:family="table-column">
      <style:table-column-properties style:column-width="1.235cm"/>
    </style:style>
    <style:style style:name="Tabela1.D" style:family="table-column">
      <style:table-column-properties style:column-width="1.259cm"/>
    </style:style>
    <style:style style:name="Tabela1.E" style:family="table-column">
      <style:table-column-properties style:column-width="1.298cm"/>
    </style:style>
    <style:style style:name="Tabela1.F" style:family="table-column">
      <style:table-column-properties style:column-width="1.277cm"/>
    </style:style>
    <style:style style:name="Tabela1.G" style:family="table-column">
      <style:table-column-properties style:column-width="1.266cm"/>
    </style:style>
    <style:style style:name="Tabela1.I" style:family="table-column">
      <style:table-column-properties style:column-width="1.27cm"/>
    </style:style>
    <style:style style:name="Tabela1.K" style:family="table-column">
      <style:table-column-properties style:column-width="1.249cm"/>
    </style:style>
    <style:style style:name="Tabela1.L" style:family="table-column">
      <style:table-column-properties style:column-width="1.369cm"/>
    </style:style>
    <style:style style:name="Tabela1.A1" style:family="table-cell">
      <style:table-cell-properties style:vertical-align="middle" fo:padding="0.176cm" fo:border="1pt solid #000000"/>
    </style:style>
    <style:style style:name="Tabela2" style:family="table">
      <style:table-properties style:width="16cm" table:align="margins" style:writing-mode="lr-tb"/>
    </style:style>
    <style:style style:name="Tabela2.A" style:family="table-column">
      <style:table-column-properties style:column-width="2.309cm" style:rel-column-width="1309*"/>
    </style:style>
    <style:style style:name="Tabela2.B" style:family="table-column">
      <style:table-column-properties style:column-width="13.691cm" style:rel-column-width="7762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138d0e" officeooo:paragraph-rsid="00138d0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138d0e" officeooo:paragraph-rsid="0014844e" style:font-size-asian="10.5pt" style:font-weight-asian="bold" style:font-size-complex="12pt" style:font-weight-complex="bold"/>
    </style:style>
    <style:style style:name="P6" style:family="paragraph" style:parent-style-name="Standard">
      <style:text-properties officeooo:paragraph-rsid="00154c5f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officeooo:rsid="0013476e" officeooo:paragraph-rsid="0013476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font-weight="bold" officeooo:rsid="00321940" officeooo:paragraph-rsid="0032194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font-weight="bold" officeooo:rsid="0013476e" officeooo:paragraph-rsid="0013476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weight="bold" officeooo:rsid="00321940" officeooo:paragraph-rsid="00321940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Arial" fo:font-size="12pt" style:font-size-asian="12pt" style:font-size-complex="12pt"/>
    </style:style>
    <style:style style:name="P12" style:family="paragraph" style:parent-style-name="Standard">
      <style:text-properties style:font-name="Arial" fo:font-size="12pt" officeooo:rsid="00154c5f" officeooo:paragraph-rsid="0018965a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Arial" fo:font-size="12pt" style:text-underline-style="none" fo:font-weight="bold" officeooo:rsid="00154c5f" style:font-name-asian="Times New Roman1" style:font-size-asian="12pt" style:language-asian="pt" style:country-asian="BR" style:font-weight-asian="bold" style:font-name-complex="Arial4" style:font-size-complex="12pt" style:font-weight-complex="bold"/>
    </style:style>
    <style:style style:name="P14" style:family="paragraph" style:parent-style-name="Standard">
      <style:paragraph-properties fo:text-align="justify" style:justify-single-word="false" fo:orphans="2" fo:widows="2"/>
      <style:text-properties style:text-underline-style="none" style:font-name-asian="Times New Roman1" style:language-asian="pt" style:country-asian="BR" style:font-size-complex="12pt"/>
    </style:style>
    <style:style style:name="P15" style:family="paragraph" style:parent-style-name="Standard">
      <style:text-properties officeooo:rsid="002d9eff" officeooo:paragraph-rsid="002d9eff"/>
    </style:style>
    <style:style style:name="P16" style:family="paragraph" style:parent-style-name="Standard">
      <style:text-properties officeooo:paragraph-rsid="002d9eff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Arial" fo:font-size="12pt" fo:font-weight="bold" officeooo:rsid="00138d0e" officeooo:paragraph-rsid="00138d0e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font-size="12pt" fo:font-weight="bold" officeooo:rsid="00138d0e" officeooo:paragraph-rsid="0014844e" style:font-size-asian="10.5pt" style:font-weight-asian="bold" style:font-size-complex="12pt" style:font-weight-complex="bold"/>
    </style:style>
    <style:style style:name="P20" style:family="paragraph" style:parent-style-name="Index">
      <style:paragraph-properties fo:break-before="page"/>
      <style:text-properties fo:font-size="12pt" officeooo:paragraph-rsid="003eb9aa" style:font-size-asian="12pt" style:font-size-complex="12pt"/>
    </style:style>
    <style:style style:name="P21" style:family="paragraph" style:parent-style-name="Standard">
      <loext:graphic-properties draw:fill="none"/>
      <style:paragraph-properties fo:margin-left="7.301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Arial" fo:font-size="12pt" fo:font-weight="normal" officeooo:rsid="0013476e" officeooo:paragraph-rsid="0013476e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font-name="Arial" fo:font-size="12pt" fo:font-weight="bold" officeooo:rsid="0013476e" officeooo:paragraph-rsid="0013476e" style:font-size-asian="12pt" style:font-weight-asian="bold" style:font-size-complex="12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font-name="Arial" fo:font-size="12pt" fo:font-weight="bold" officeooo:rsid="003c0b59" officeooo:paragraph-rsid="003c0b59" style:font-size-asian="12pt" style:font-weight-asian="bold" style:font-size-complex="12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Arial" fo:font-size="12pt" fo:font-weight="normal" officeooo:rsid="003c0b59" officeooo:paragraph-rsid="003c0b59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font-name="Arial" fo:font-size="12pt" fo:font-weight="normal" officeooo:rsid="003c0b59" officeooo:paragraph-rsid="003c0b59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page" fo:background-color="transparent" style:writing-mode="lr-tb"/>
      <style:text-properties style:font-name="Arial" fo:font-size="12pt" fo:font-weight="bold" officeooo:rsid="00138d0e" officeooo:paragraph-rsid="00138d0e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page" fo:background-color="transparent" style:writing-mode="lr-tb"/>
      <style:text-properties style:font-name="Arial" fo:font-size="12pt" fo:font-weight="bold" officeooo:rsid="003eb9aa" officeooo:paragraph-rsid="003eb9aa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page" fo:background-color="transparent" style:writing-mode="lr-tb"/>
      <style:text-properties style:font-name="Arial" fo:font-size="12pt" fo:font-weight="bold" officeooo:rsid="003c0b59" officeooo:paragraph-rsid="003c0b59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margin-top="0.423cm" fo:margin-bottom="0.106cm" loext:contextual-spacing="false" fo:line-height="100%" fo:text-align="center" style:justify-single-word="false" fo:orphans="2" fo:widows="2" fo:text-indent="0cm" style:auto-text-indent="false" fo:break-before="page" fo:padding-left="0cm" fo:padding-right="0cm" fo:padding-top="0cm" fo:padding-bottom="0.035cm" fo:border="none" style:shadow="none" style:writing-mode="lr-tb"/>
      <style:text-properties style:font-name="Arial" fo:font-size="12pt" style:text-underline-style="none" fo:font-weight="bold" officeooo:rsid="0047e310" officeooo:paragraph-rsid="0047e310" style:font-name-asian="Times New Roman1" style:font-size-asian="12pt" style:language-asian="pt" style:country-asian="BR" style:font-weight-asian="bold" style:font-name-complex="Arial4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style:font-name="Arial" fo:font-size="12pt" officeooo:paragraph-rsid="0014844e" style:font-size-asian="12pt" style:font-size-complex="12pt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499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3" fo:font-size="12pt" fo:font-style="normal" style:text-underline-style="none" fo:font-weight="normal" officeooo:rsid="00154c5f" officeooo:paragraph-rsid="0021a970" style:text-blinking="false" fo:background-color="transparent" style:font-size-asian="12pt" style:font-size-complex="12pt"/>
    </style:style>
    <style:style style:name="P32" style:family="paragraph" style:parent-style-name="Text_20_body">
      <style:text-properties style:font-name="Arial" fo:font-size="12pt" style:font-size-asian="12pt" style:font-size-complex="12pt"/>
    </style:style>
    <style:style style:name="P33" style:family="paragraph" style:parent-style-name="Text_20_body">
      <style:paragraph-properties fo:line-height="150%"/>
      <style:text-properties style:font-name="Arial" fo:font-size="12pt" style:font-size-asian="12pt" style:font-size-complex="12pt"/>
    </style:style>
    <style:style style:name="P34" style:family="paragraph" style:parent-style-name="Text_20_body">
      <style:paragraph-properties fo:line-height="150%"/>
      <style:text-properties style:font-name="Arial" fo:font-size="12pt" officeooo:paragraph-rsid="00404e91" style:font-size-asian="12pt" style:font-size-complex="12pt"/>
    </style:style>
    <style:style style:name="P35" style:family="paragraph" style:parent-style-name="Text_20_body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36" style:family="paragraph" style:parent-style-name="Text_20_body">
      <style:paragraph-properties fo:line-height="150%"/>
      <style:text-properties style:font-name="Arial" fo:font-size="12pt" fo:font-style="italic" style:font-size-asian="12pt" style:font-style-asian="italic" style:font-size-complex="12pt"/>
    </style:style>
    <style:style style:name="P37" style:family="paragraph" style:parent-style-name="Text_20_body">
      <style:paragraph-properties fo:text-align="center" style:justify-single-word="false"/>
      <style:text-properties fo:color="#0070c0" fo:font-weight="bold" style:font-weight-asian="bold"/>
    </style:style>
    <style:style style:name="P38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/>
    </style:style>
    <style:style style:name="P39" style:family="paragraph" style:parent-style-name="Text_20_body">
      <style:paragraph-properties fo:text-align="center" style:justify-single-word="false"/>
    </style:style>
    <style:style style:name="P40" style:family="paragraph" style:parent-style-name="caption">
      <style:paragraph-properties fo:text-align="justify" style:justify-single-word="false"/>
    </style:style>
    <style:style style:name="P41" style:family="paragraph" style:parent-style-name="caption">
      <style:paragraph-properties fo:text-align="start" style:justify-single-word="false"/>
    </style:style>
    <style:style style:name="P42" style:family="paragraph" style:parent-style-name="Standard">
      <style:paragraph-properties fo:line-height="150%" fo:text-align="justify" style:justify-single-word="false" fo:orphans="2" fo:widows="2" style:writing-mode="lr-tb"/>
      <style:text-properties style:font-name="Arial" fo:font-size="12pt" style:text-underline-style="none" style:font-name-asian="Times New Roman1" style:font-size-asian="12pt" style:language-asian="pt" style:country-asian="BR" style:font-size-complex="12pt"/>
    </style:style>
    <style:style style:name="P43" style:family="paragraph" style:parent-style-name="Standard">
      <style:paragraph-properties fo:line-height="150%" fo:text-align="justify" style:justify-single-word="false" fo:orphans="2" fo:widows="2" style:writing-mode="lr-tb"/>
      <style:text-properties style:font-name="Arial" fo:font-size="12pt" style:text-underline-style="none" officeooo:rsid="0033c217" officeooo:paragraph-rsid="0033c217" style:font-name-asian="Times New Roman1" style:font-size-asian="12pt" style:language-asian="pt" style:country-asian="BR" style:font-size-complex="12pt"/>
    </style:style>
    <style:style style:name="P44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fo:font-weight="bold" officeooo:rsid="00138d0e" officeooo:paragraph-rsid="003219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0pt" officeooo:paragraph-rsid="00321940" style:font-size-asian="10pt" style:font-size-complex="10pt"/>
    </style:style>
    <style:style style:name="P46" style:family="paragraph" style:parent-style-name="Standard">
      <style:paragraph-properties fo:margin-top="0cm" fo:margin-bottom="0cm" loext:contextual-spacing="false"/>
      <style:text-properties style:font-name="Arial" fo:font-size="12pt" officeooo:paragraph-rsid="00367d3b" style:font-size-asian="12pt" style:font-size-complex="12pt"/>
    </style:style>
    <style:style style:name="P47" style:family="paragraph" style:parent-style-name="Standard">
      <style:paragraph-properties fo:margin-top="0cm" fo:margin-bottom="0cm" loext:contextual-spacing="false"/>
      <style:text-properties style:font-name="Arial" fo:font-size="12pt" officeooo:paragraph-rsid="0038ee3f" style:font-size-asian="12pt" style:font-size-complex="12pt"/>
    </style:style>
    <style:style style:name="P48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Arial" fo:font-size="12pt" officeooo:paragraph-rsid="00367d3b" style:font-size-asian="12pt" style:font-name-complex="Arial4" style:font-size-complex="12pt"/>
    </style:style>
    <style:style style:name="P49" style:family="paragraph" style:parent-style-name="Standard">
      <style:paragraph-properties fo:margin-top="0cm" fo:margin-bottom="0cm" loext:contextual-spacing="false"/>
      <style:text-properties style:font-name="Arial" fo:font-size="12pt" fo:font-style="normal" officeooo:paragraph-rsid="00367d3b" style:font-size-asian="12pt" style:font-style-asian="normal" style:font-size-complex="12pt" style:font-style-complex="normal"/>
    </style:style>
    <style:style style:name="P50" style:family="paragraph" style:parent-style-name="Standard">
      <style:paragraph-properties fo:margin-top="0cm" fo:margin-bottom="0cm" loext:contextual-spacing="false"/>
      <style:text-properties style:font-name="Arial" fo:font-size="12pt" fo:font-style="normal" officeooo:paragraph-rsid="0038ee3f" style:font-size-asian="12pt" style:font-style-asian="normal" style:font-size-complex="12pt" style:font-style-complex="normal"/>
    </style:style>
    <style:style style:name="P5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2pt" fo:font-weight="bold" officeooo:rsid="00138d0e" officeooo:paragraph-rsid="003a7b41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margin-top="0cm" fo:margin-bottom="0cm" loext:contextual-spacing="false" fo:text-align="justify" style:justify-single-word="false"/>
      <style:text-properties fo:color="#212121" fo:font-size="10pt" fo:font-weight="bold" officeooo:rsid="00138d0e" officeooo:paragraph-rsid="0032ddf1" fo:background-color="#ffffff" style:font-size-asian="10pt" style:font-weight-asian="bold" style:font-size-complex="10pt" style:font-weight-complex="bold"/>
    </style:style>
    <style:style style:name="P53" style:family="paragraph" style:parent-style-name="Standard">
      <loext:graphic-properties draw:fill="none"/>
      <style:paragraph-properties fo:margin-left="7.498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Arial" fo:font-size="10pt" fo:font-weight="normal" officeooo:rsid="0013476e" officeooo:paragraph-rsid="00321940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7.498cm" fo:margin-right="0cm" fo:margin-top="0cm" fo:margin-bottom="0cm" loext:contextual-spacing="false" fo:text-align="justify" style:justify-single-word="false" fo:text-indent="0cm" style:auto-text-indent="false"/>
      <style:text-properties style:font-name="Arial" fo:font-size="10pt" officeooo:paragraph-rsid="00321940" style:font-size-asian="10pt" style:font-size-complex="10pt"/>
    </style:style>
    <style:style style:name="P55" style:family="paragraph" style:parent-style-name="Standard" style:master-page-name="">
      <style:paragraph-properties fo:margin-left="7.498cm" fo:margin-right="0cm" fo:margin-top="0cm" fo:margin-bottom="0cm" loext:contextual-spacing="false" fo:text-align="justify" style:justify-single-word="false" fo:text-indent="0cm" style:auto-text-indent="false" style:page-number="auto"/>
      <style:text-properties style:font-name="Arial" fo:font-size="10pt" officeooo:paragraph-rsid="00321940" style:font-size-asian="10pt" style:font-size-complex="10pt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7cm" style:auto-text-indent="false" fo:background-color="transparent" style:writing-mode="lr-tb"/>
      <style:text-properties style:font-name="Arial" fo:font-size="12pt" style:text-underline-style="none" officeooo:paragraph-rsid="00367d3b" style:font-size-asian="12pt" style:font-size-complex="12pt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7cm" style:auto-text-indent="false" fo:background-color="transparent" style:writing-mode="lr-tb"/>
      <style:text-properties fo:color="#000000" style:font-name="Arial" fo:font-size="12pt" officeooo:paragraph-rsid="00367d3b" fo:background-color="#ffffff" style:font-size-asian="12pt" style:font-name-complex="Arial4" style:font-size-complex="12pt"/>
    </style:style>
    <style:style style:name="P5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7cm" style:auto-text-indent="false" style:page-number="auto" fo:background-color="transparent" style:writing-mode="lr-tb"/>
      <style:text-properties style:font-name="Arial" fo:font-size="12pt" style:text-underline-style="none" officeooo:paragraph-rsid="00367d3b" style:font-size-asian="12pt" style:font-size-complex="12pt"/>
    </style:style>
    <style:style style:name="P59" style:family="paragraph" style:parent-style-name="Standard">
      <style:paragraph-properties fo:margin-top="0.423cm" fo:margin-bottom="0.106cm" loext:contextual-spacing="false" fo:line-height="100%" fo:text-align="center" style:justify-single-word="false" fo:orphans="2" fo:widows="2" fo:break-before="page" fo:padding-left="0cm" fo:padding-right="0cm" fo:padding-top="0cm" fo:padding-bottom="0.035cm" fo:border="none" style:shadow="none" style:writing-mode="lr-tb"/>
      <style:text-properties style:font-name="Arial" fo:font-size="12pt" style:text-underline-style="none" fo:font-weight="bold" officeooo:rsid="0047e310" officeooo:paragraph-rsid="0047e310" style:font-name-asian="Times New Roman1" style:font-size-asian="12pt" style:language-asian="pt" style:country-asian="BR" style:font-weight-asian="bold" style:font-name-complex="Arial4" style:font-size-complex="12pt" style:font-weight-complex="bold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 style:list-style-name="WWNum2" style:master-page-name="">
      <style:paragraph-properties fo:margin-left="1cm" fo:margin-right="0cm" fo:margin-top="0.423cm" fo:margin-bottom="0.106cm" loext:contextual-spacing="false" fo:line-height="100%" fo:text-align="justify" style:justify-single-word="false" fo:orphans="2" fo:widows="2" fo:text-indent="-1cm" style:auto-text-indent="false" style:page-number="auto" fo:break-before="page" fo:padding-left="0cm" fo:padding-right="0cm" fo:padding-top="0cm" fo:padding-bottom="0.035cm" fo:border="none" style:shadow="none" fo:keep-with-next="always" style:writing-mode="lr-tb"/>
      <style:text-properties style:font-name="Arial" fo:font-size="12pt" style:text-underline-style="none" fo:font-weight="bold" officeooo:rsid="00154c5f" officeooo:paragraph-rsid="00154c5f" style:font-name-asian="Times New Roman1" style:font-size-asian="12pt" style:language-asian="pt" style:country-asian="BR" style:font-weight-asian="bold" style:font-name-complex="Arial4" style:font-size-complex="12pt" style:font-weight-complex="bold"/>
    </style:style>
    <style:style style:name="P62" style:family="paragraph" style:parent-style-name="Heading_20_1" style:list-style-name="WWNum2" style:master-page-name="">
      <style:paragraph-properties fo:margin-left="0cm" fo:margin-right="0cm" fo:margin-top="0.423cm" fo:margin-bottom="0.106cm" loext:contextual-spacing="false" fo:line-height="100%" fo:text-align="justify" style:justify-single-word="false" fo:orphans="2" fo:widows="2" fo:text-indent="0cm" style:auto-text-indent="false" style:page-number="auto" fo:break-before="page" fo:padding-left="0cm" fo:padding-right="0cm" fo:padding-top="0cm" fo:padding-bottom="0.035cm" fo:border="none" style:shadow="none" fo:keep-with-next="always" style:writing-mode="lr-tb"/>
      <style:text-properties style:font-name="Arial" fo:font-size="12pt" style:text-underline-style="none" fo:font-weight="bold" officeooo:rsid="002d9eff" officeooo:paragraph-rsid="002d9eff" style:font-name-asian="Times New Roman1" style:font-size-asian="12pt" style:language-asian="pt" style:country-asian="BR" style:font-weight-asian="bold" style:font-name-complex="Arial4" style:font-size-complex="12pt" style:font-weight-complex="bold"/>
    </style:style>
    <style:style style:name="P63" style:family="paragraph" style:parent-style-name="Index">
      <style:paragraph-properties fo:break-before="page"/>
      <style:text-properties style:font-name="Arial" fo:font-size="12pt" fo:language="pt" fo:country="BR" officeooo:rsid="0014844e" officeooo:paragraph-rsid="003eb9aa" style:font-size-asian="12pt" style:font-size-complex="12pt"/>
    </style:style>
    <style:style style:name="P64" style:family="paragraph" style:parent-style-name="Heading_20_2">
      <style:text-properties style:font-name="Arial" fo:font-size="12pt" officeooo:rsid="0014844e" style:font-size-asian="12pt" style:font-size-complex="12pt"/>
    </style:style>
    <style:style style:name="P65" style:family="paragraph" style:parent-style-name="Heading_20_2" style:list-style-name="WWNum2">
      <style:text-properties style:font-name="Arial" fo:font-size="12pt" officeooo:rsid="00154c5f" officeooo:paragraph-rsid="0018965a" style:font-size-asian="12pt" style:font-size-complex="12pt"/>
    </style:style>
    <style:style style:name="P66" style:family="paragraph" style:parent-style-name="Heading_20_2" style:list-style-name="WWNum2">
      <style:paragraph-properties fo:line-height="150%"/>
      <style:text-properties style:font-name="Arial" fo:font-size="12pt" style:font-size-asian="12pt" style:font-size-complex="12pt"/>
    </style:style>
    <style:style style:name="P67" style:family="paragraph" style:parent-style-name="Heading_20_2" style:list-style-name="WWNum2">
      <style:paragraph-properties fo:line-height="150%"/>
      <style:text-properties style:font-name="Arial" fo:font-size="12pt" officeooo:rsid="002b7ba0" officeooo:paragraph-rsid="002b7ba0" style:font-size-asian="12pt" style:font-size-complex="12pt"/>
    </style:style>
    <style:style style:name="P68" style:family="paragraph" style:parent-style-name="Heading_20_2" style:list-style-name="">
      <style:paragraph-properties fo:line-height="150%" fo:text-align="justify" style:justify-single-word="false" fo:orphans="2" fo:widows="2">
        <style:tab-stops/>
      </style:paragraph-properties>
      <style:text-properties style:font-name="Arial" fo:font-size="12pt" officeooo:rsid="002b7ba0" officeooo:paragraph-rsid="0056bd09" style:font-size-asian="12pt" style:font-size-complex="12pt"/>
    </style:style>
    <style:style style:name="P69" style:family="paragraph" style:parent-style-name="Heading_20_2" style:list-style-name="WWNum2"/>
    <style:style style:name="P70" style:family="paragraph" style:parent-style-name="Heading_20_2" style:list-style-name="WWNum2">
      <style:text-properties officeooo:rsid="00154c5f" officeooo:paragraph-rsid="00154c5f"/>
    </style:style>
    <style:style style:name="P71" style:family="paragraph" style:parent-style-name="Heading_20_2">
      <style:text-properties fo:font-weight="bold" officeooo:paragraph-rsid="00523eaf" style:font-weight-asian="bold" style:font-weight-complex="bold"/>
    </style:style>
    <style:style style:name="P72" style:family="paragraph" style:parent-style-name="Heading_20_2">
      <style:text-properties officeooo:paragraph-rsid="00523eaf"/>
    </style:style>
    <style:style style:name="P73" style:family="paragraph" style:parent-style-name="Heading_20_2" style:list-style-name="">
      <style:paragraph-properties fo:line-height="100%" fo:text-align="justify" style:justify-single-word="false" fo:orphans="2" fo:widows="2">
        <style:tab-stops/>
      </style:paragraph-properties>
    </style:style>
    <style:style style:name="P74" style:family="paragraph" style:parent-style-name="Heading_20_2" style:list-style-name="WWNum2" style:master-page-name="">
      <loext:graphic-properties draw:fill="none" draw:fill-color="#729fcf"/>
      <style:paragraph-properties fo:margin-top="0.423cm" fo:margin-bottom="0.106cm" loext:contextual-spacing="false" fo:line-height="150%" fo:text-align="justify" style:justify-single-word="false" fo:orphans="2" fo:widows="2" style:page-number="auto" fo:background-color="transparent" style:shadow="none" fo:keep-with-next="always" style:writing-mode="lr-tb">
        <style:tab-stops/>
      </style:paragraph-properties>
      <style:text-properties style:font-name="Arial" fo:font-size="12pt" style:text-underline-style="none" officeooo:rsid="002b7ba0" officeooo:paragraph-rsid="002b7ba0" style:font-name-asian="Times New Roman1" style:font-size-asian="12pt" style:language-asian="pt" style:country-asian="BR" style:font-size-complex="12pt"/>
    </style:style>
    <style:style style:name="P75" style:family="paragraph" style:parent-style-name="Heading_20_2" style:list-style-name="WWNum2">
      <style:paragraph-properties fo:line-height="150%" fo:text-align="justify" style:justify-single-word="false" fo:orphans="2" fo:widows="2" style:writing-mode="lr-tb"/>
      <style:text-properties style:font-name="Arial" fo:font-size="12pt" style:text-underline-style="none" officeooo:rsid="002b7ba0" officeooo:paragraph-rsid="002b7ba0" style:font-name-asian="Times New Roman1" style:font-size-asian="12pt" style:language-asian="pt" style:country-asian="BR" style:font-size-complex="12pt"/>
    </style:style>
    <style:style style:name="P76" style:family="paragraph" style:parent-style-name="Heading_20_2">
      <style:paragraph-properties fo:break-before="page"/>
    </style:style>
    <style:style style:name="P77" style:family="paragraph" style:parent-style-name="Heading_20_2">
      <style:paragraph-properties fo:break-before="page"/>
      <style:text-properties officeooo:paragraph-rsid="00523eaf"/>
    </style:style>
    <style:style style:name="P78" style:family="paragraph" style:parent-style-name="Heading_20_2" style:list-style-name="WWNum2">
      <style:paragraph-properties fo:line-height="150%" fo:break-before="page"/>
      <style:text-properties style:font-name="Arial" fo:font-size="12pt" officeooo:rsid="002b7ba0" officeooo:paragraph-rsid="0056bd09" style:font-size-asian="12pt" style:font-size-complex="12pt"/>
    </style:style>
    <style:style style:name="P79" style:family="paragraph" style:parent-style-name="Table_20_Contents">
      <style:text-properties style:font-name="Arial" fo:font-size="12pt" style:font-size-asian="12pt" style:font-size-complex="12pt"/>
    </style:style>
    <style:style style:name="P80" style:family="paragraph" style:parent-style-name="Table_20_Contents">
      <style:text-properties officeooo:rsid="0054ee03" officeooo:paragraph-rsid="0054ee03"/>
    </style:style>
    <style:style style:name="P8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8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8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84" style:family="paragraph" style:parent-style-name="Heading_20_3">
      <style:text-properties officeooo:rsid="004d5982" officeooo:paragraph-rsid="004d5982"/>
    </style:style>
    <style:style style:name="P85" style:family="paragraph" style:parent-style-name="Heading_20_3">
      <style:text-properties officeooo:rsid="002d9eff" officeooo:paragraph-rsid="002d9eff"/>
    </style:style>
    <style:style style:name="P86" style:family="paragraph" style:parent-style-name="Título_20_Projeto" style:master-page-name="Standard">
      <style:paragraph-properties fo:text-align="center" style:justify-single-word="false" style:page-number="auto"/>
      <style:text-properties style:font-name="Arial" fo:font-size="14pt" fo:font-weight="bold" officeooo:rsid="0013476e" officeooo:paragraph-rsid="0013476e" style:font-size-asian="14pt" style:font-weight-asian="bold" style:font-size-complex="14pt" style:font-weight-complex="bold"/>
    </style:style>
    <style:style style:name="P87" style:family="paragraph" style:parent-style-name="Standard" style:list-style-name="WWNum3">
      <style:paragraph-properties fo:line-height="150%"/>
      <style:text-properties style:font-name="Arial" fo:font-size="12pt" style:font-size-asian="12pt" style:font-size-complex="12pt"/>
    </style:style>
    <style:style style:name="P88" style:family="paragraph" style:parent-style-name="Standard">
      <style:paragraph-properties fo:text-align="center" style:justify-single-word="false"/>
      <style:text-properties style:font-name="Arial" fo:font-size="12pt" fo:language="pt" fo:country="BR" fo:font-weight="bold" officeooo:rsid="004197ed" officeooo:paragraph-rsid="004197ed" style:font-size-asian="12pt" style:font-weight-asian="bold" style:font-size-complex="12pt" style:font-weight-complex="bold"/>
    </style:style>
    <style:style style:name="P89" style:family="paragraph" style:parent-style-name="Standard">
      <style:text-properties style:font-name="Arial" fo:font-size="12pt" fo:language="pt" fo:country="BR" officeooo:rsid="0014844e" officeooo:paragraph-rsid="003eb9aa" style:font-size-asian="12pt" style:font-size-complex="12pt"/>
    </style:style>
    <style:style style:name="P90" style:family="paragraph" style:parent-style-name="Standard">
      <style:text-properties officeooo:rsid="002d9eff" officeooo:paragraph-rsid="002d9eff"/>
    </style:style>
    <style:style style:name="P91" style:family="paragraph" style:parent-style-name="Standard">
      <style:paragraph-properties fo:margin-left="1cm" fo:margin-right="0cm" fo:margin-top="0.423cm" fo:margin-bottom="0.106cm" loext:contextual-spacing="false" fo:line-height="100%" fo:text-align="center" style:justify-single-word="false" fo:orphans="2" fo:widows="2" fo:text-indent="-1cm" style:auto-text-indent="false" fo:padding-left="0cm" fo:padding-right="0cm" fo:padding-top="0cm" fo:padding-bottom="0.035cm" fo:border="none" style:shadow="none" style:writing-mode="lr-tb"/>
      <style:text-properties style:font-name="Arial" fo:font-size="12pt" style:text-underline-style="none" fo:font-weight="bold" officeooo:rsid="0047e310" officeooo:paragraph-rsid="0047e310" style:font-name-asian="Times New Roman1" style:font-size-asian="12pt" style:language-asian="pt" style:country-asian="BR" style:font-weight-asian="bold" style:font-name-complex="Arial4" style:font-size-complex="12pt" style:font-weight-complex="bold"/>
    </style:style>
    <style:style style:name="P92" style:family="paragraph" style:parent-style-name="Standard">
      <style:paragraph-properties fo:margin-left="1cm" fo:margin-right="0cm" fo:margin-top="0.423cm" fo:margin-bottom="0.106cm" loext:contextual-spacing="false" fo:line-height="100%" fo:text-align="center" style:justify-single-word="false" fo:orphans="2" fo:widows="2" fo:text-indent="-1cm" style:auto-text-indent="false" fo:break-before="page" fo:padding-left="0cm" fo:padding-right="0cm" fo:padding-top="0cm" fo:padding-bottom="0.035cm" fo:border="none" style:shadow="none" style:writing-mode="lr-tb"/>
      <style:text-properties style:font-name="Arial" fo:font-size="12pt" style:text-underline-style="none" fo:font-weight="bold" officeooo:rsid="0047e310" officeooo:paragraph-rsid="0047e310" style:font-name-asian="Times New Roman1" style:font-size-asian="12pt" style:language-asian="pt" style:country-asian="BR" style:font-weight-asian="bold" style:font-name-complex="Arial4" style:font-size-complex="12pt" style:font-weight-complex="bold"/>
    </style:style>
    <style:style style:name="P93" style:family="paragraph" style:parent-style-name="Standard">
      <style:paragraph-properties fo:text-align="center" style:justify-single-word="false" fo:break-before="page"/>
      <style:text-properties style:font-name="Arial" fo:font-size="12pt" fo:language="pt" fo:country="BR" fo:font-weight="bold" officeooo:rsid="004197ed" officeooo:paragraph-rsid="004197ed" style:font-size-asian="12pt" style:font-weight-asian="bold" style:font-size-complex="12pt" style:font-weight-complex="bold"/>
    </style:style>
    <style:style style:name="P94" style:family="paragraph" style:parent-style-name="Standard">
      <style:paragraph-properties fo:line-height="150%" fo:text-align="justify" style:justify-single-word="false" fo:orphans="2" fo:widows="2" style:writing-mode="lr-tb"/>
      <style:text-properties style:font-name="Arial" fo:font-size="12pt" style:text-underline-style="none" style:font-name-asian="Times New Roman1" style:font-size-asian="12pt" style:language-asian="pt" style:country-asian="BR" style:font-size-complex="12pt"/>
    </style:style>
    <style:style style:name="P95" style:family="paragraph" style:parent-style-name="Standard">
      <style:paragraph-properties fo:margin-top="0cm" fo:margin-bottom="0cm" loext:contextual-spacing="false"/>
      <style:text-properties style:font-name="Arial" fo:font-size="12pt" officeooo:rsid="002b7ba0" officeooo:paragraph-rsid="00367d3b" style:font-size-asian="12pt" style:font-size-complex="12pt"/>
    </style:style>
    <style:style style:name="P96" style:family="paragraph" style:parent-style-name="Text_20_body">
      <style:text-properties style:font-name="Arial" fo:font-size="12pt" style:font-size-asian="12pt" style:font-size-complex="12pt"/>
    </style:style>
    <style:style style:name="P97" style:family="paragraph" style:parent-style-name="Text_20_body">
      <style:text-properties style:font-name="Arial" fo:font-size="12pt" fo:font-weight="normal" style:font-size-asian="12pt" style:font-size-complex="12pt"/>
    </style:style>
    <style:style style:name="P98" style:family="paragraph" style:parent-style-name="Text_20_body" style:list-style-name="L1">
      <style:paragraph-properties fo:line-height="150%" fo:text-align="justify" style:justify-single-word="false" fo:orphans="2" fo:widows="2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54ee03" style:text-blinking="false" fo:background-color="transparent"/>
    </style:style>
    <style:style style:name="P99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0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0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0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style:font-size-asian="12pt" style:font-size-complex="12pt"/>
    </style:style>
    <style:style style:name="P10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0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/>
    </style:style>
    <style:style style:name="P10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size="12pt" fo:font-weight="normal" style:font-size-asian="12pt" style:font-size-complex="12pt"/>
    </style:style>
    <style:style style:name="P106" style:family="paragraph" style:parent-style-name="Text_20_body">
      <style:paragraph-properties fo:margin-top="0cm" fo:margin-bottom="0cm" loext:contextual-spacing="false"/>
      <style:text-properties style:font-name="Arial" fo:font-size="12pt" style:font-size-asian="12pt" style:font-size-complex="12pt"/>
    </style:style>
    <style:style style:name="P107" style:family="paragraph" style:parent-style-name="Text_20_body">
      <style:paragraph-properties fo:margin-left="1cm" fo:margin-right="0cm" fo:margin-top="0.423cm" fo:margin-bottom="0.106cm" loext:contextual-spacing="false" fo:line-height="100%" fo:text-align="center" style:justify-single-word="false" fo:orphans="2" fo:widows="2" fo:text-indent="-1cm" style:auto-text-indent="false" fo:padding-left="0cm" fo:padding-right="0cm" fo:padding-top="0cm" fo:padding-bottom="0.035cm" fo:border="none" style:shadow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47e310" officeooo:paragraph-rsid="0047e310" style:text-blinking="false" fo:background-color="transparent" style:font-name-asian="Times New Roman1" style:font-size-asian="12pt" style:language-asian="pt" style:country-asian="BR" style:font-weight-asian="bold" style:font-name-complex="Arial4" style:font-size-complex="12pt" style:font-weight-complex="bold"/>
    </style:style>
    <style:style style:name="P108" style:family="paragraph" style:parent-style-name="Título3" style:list-style-name="WWNum2"/>
    <style:style style:name="T1" style:family="text">
      <style:text-properties fo:font-style="italic" style:font-style-asian="italic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4b79e7"/>
    </style:style>
    <style:style style:name="T4" style:family="text">
      <style:text-properties officeooo:rsid="0014844e" style:font-size-asian="12pt"/>
    </style:style>
    <style:style style:name="T5" style:family="text">
      <style:text-properties style:font-name="Arial" officeooo:rsid="0014844e" style:font-size-asian="12pt"/>
    </style:style>
    <style:style style:name="T6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Arial" fo:font-size="10pt" style:font-size-asian="10pt" style:font-size-complex="10pt" style:font-weight-complex="normal"/>
    </style:style>
    <style:style style:name="T8" style:family="text">
      <style:text-properties style:font-name="Arial" fo:font-weight="normal" officeooo:rsid="0014844e" style:font-weight-asian="normal" style:font-weight-complex="normal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officeooo:rsid="002b7ba0" style:font-size-asian="12pt" style:font-size-complex="12pt"/>
    </style:style>
    <style:style style:name="T11" style:family="text">
      <style:text-properties style:font-name="Arial" fo:language="pt" fo:country="BR" officeooo:rsid="003eb9aa"/>
    </style:style>
    <style:style style:name="T12" style:family="text">
      <style:text-properties officeooo:rsid="000cc568"/>
    </style:style>
    <style:style style:name="T13" style:family="text">
      <style:text-properties officeooo:rsid="00367d3b"/>
    </style:style>
    <style:style style:name="T14" style:family="text">
      <style:text-properties officeooo:rsid="0013b60b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367d3b" style:font-style-asian="normal" style:font-style-complex="normal"/>
    </style:style>
    <style:style style:name="T17" style:family="text">
      <style:text-properties officeooo:rsid="0038ee3f"/>
    </style:style>
    <style:style style:name="T18" style:family="text">
      <style:text-properties fo:font-size="10pt" style:font-size-asian="10pt" style:font-size-complex="10pt" style:font-weight-complex="normal"/>
    </style:style>
    <style:style style:name="T19" style:family="text">
      <style:text-properties fo:font-size="10pt" officeooo:rsid="003a7b41" style:font-size-asian="10pt" style:font-size-complex="10pt" style:font-weight-complex="normal"/>
    </style:style>
    <style:style style:name="T20" style:family="text">
      <style:text-properties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3a7b41" style:font-size-asian="10pt" style:font-weight-asian="normal" style:font-size-complex="10pt" style:font-weight-complex="normal"/>
    </style:style>
    <style:style style:name="T22" style:family="text">
      <style:text-properties officeooo:rsid="003eb9aa"/>
    </style:style>
    <style:style style:name="T23" style:family="text">
      <style:text-properties style:text-underline-style="none" fo:font-weight="bold" officeooo:rsid="0047e310" style:font-name-asian="Times New Roman1" style:language-asian="pt" style:country-asian="BR" style:font-weight-asian="bold" style:font-name-complex="Arial4" style:font-weight-complex="bold"/>
    </style:style>
    <style:style style:name="T24" style:family="text">
      <style:text-properties officeooo:rsid="00498280"/>
    </style:style>
    <style:style style:name="T25" style:family="text">
      <style:text-properties officeooo:rsid="004b79e7"/>
    </style:style>
    <style:style style:name="T2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30" style:family="text">
      <style:text-properties fo:background-color="transparent" loext:char-shading-value="0"/>
    </style:style>
    <style:style style:name="T31" style:family="text">
      <style:text-properties style:font-name-asian="Times New Roman1" style:font-size-asian="12pt" style:language-asian="pt" style:country-asian="BR" style:font-size-complex="12pt"/>
    </style:style>
    <style:style style:name="T32" style:family="text">
      <style:text-properties officeooo:rsid="0056bd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INSTITUTO FEDERAL DO PARANÁ</text:p>
      <text:p text:style-name="P7"/>
      <text:p text:style-name="P7"/>
      <text:p text:style-name="P7"/>
      <text:p text:style-name="P8">GUSTAO LEONART</text:p>
      <text:p text:style-name="P8">MIGUEL THEODORO DOS SANTOS NOWAKOWSKI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GERENCIAMENTO DE CONFEITARI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OLOMBO</text:p>
      <text:p text:style-name="P7">2019</text:p>
      <text:p text:style-name="P10"><text:soft-page-break/>GUSTAVO LEONART</text:p>
      <text:p text:style-name="P10">MIGUEL DOS SANTOS NOWAKOWSKI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GERENCIAMENTO DE CONFEITARIA</text:p>
      <text:p text:style-name="P55">Trabalho de Conclusão de Curso apresentado ao Curso Técnico em Informática Integrado ao Ensino Médio do Instituto Federal do Paraná, Campus Colombo, como requisito parcial do Componente Curricular Projeto e Desenvolvimento Software.</text:p>
      <text:p text:style-name="P54">Orientador: Ademir Luiz <text:span text:style-name="T12">do </text:span>Prado.</text:p>
      <text:p text:style-name="P53">Co-Orientador: Richard <text:span text:style-name="T12">Jojima </text:span>Nagamato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COLOMBO</text:p>
      <text:p text:style-name="P22">2019</text:p>
      <text:p text:style-name="P28">TERMO DE APROVAÇÃO</text:p>
      <text:p text:style-name="P23"/>
      <text:p text:style-name="P23"/>
      <text:p text:style-name="P25"/>
      <text:p text:style-name="P35"/>
      <text:p text:style-name="P35">GUSTAVO LEONART</text:p>
      <text:p text:style-name="P35">MIGUEL THEODORO DOS SANTOS NOWAKOWSKI</text:p>
      <text:p text:style-name="P35"/>
      <text:p text:style-name="P35"/>
      <text:p text:style-name="P35"/>
      <text:p text:style-name="P35"/>
      <text:p text:style-name="P35">GERENCIAMENTO DE CONFEITARIA</text:p>
      <text:p text:style-name="P32"/>
      <text:p text:style-name="P32"/>
      <text:p text:style-name="P32">Trabalho de Conclusão de Curso apresentado ao Curso Técnico de Informática do Instituto Federal do Paraná, como requisito parcial para a obtenção do título de Técnico em Informática.</text:p>
      <text:p text:style-name="P35"/>
      <text:p text:style-name="P24"/>
      <text:p text:style-name="P33">Orientador: _________________________</text:p>
      <text:p text:style-name="P33"><text:tab/> <text:s text:c="7"/>Prof. Msc. Ademir Luiz do Prado</text:p>
      <text:p text:style-name="P33">Coorientador: _____________________________</text:p>
      <text:p text:style-name="P33"><text:tab/> <text:s text:c="7"/><text:tab/> Prof. Msc. Richard Jojima Nagamato</text:p>
      <text:p text:style-name="P33"><text:tab/> <text:s text:c="7"/>_________________________</text:p>
      <text:p text:style-name="P33"><text:tab/> <text:s text:c="7"/>Prof. <text:span text:style-name="T22">Dr. Eduardo Liquio Takao</text:span></text:p>
      <text:p text:style-name="P34"><text:tab/> <text:s text:c="7"/>_____________________________</text:p>
      <text:p text:style-name="P33"><text:tab/> <text:s text:c="7"/>Prof. Msc. Richard </text:p>
      <text:p text:style-name="Text_20_body"/>
      <text:p text:style-name="Text_20_body"/>
      <text:p text:style-name="P24"/>
      <text:p text:style-name="P24"/>
      <text:p text:style-name="P39"/>
      <text:p text:style-name="P39"/>
      <text:p text:style-name="P39"/>
      <text:p text:style-name="P39">Colombo, 12 de junho de 2019</text:p>
      <text:p text:style-name="P27">DEDICATÓRIA</text:p>
      <text:p text:style-name="P26">AGRADECIMENTOS</text:p>
      <text:p text:style-name="P17">RESUMO</text:p>
      <text:p text:style-name="P4"/>
      <text:p text:style-name="P45">Será desenvolvido um sistema para gerenciamento de uma confeitaria, tendo como principais funções: agendamentos de pedidos, cadastro de clientes e de produtos e gerenciamento de estoque. O sistema será desenvolvido utilizando MVC(Model View Controller), C#, HTML, CSS e JavaScript. Para o Sistema Gerenciador de Banco de Dados(SGBD) será utilizado o SQLServer. <text:s/>O sistema será hospedado em um servidor na internet. Será disponibilizado a opção para o cliente fazer seu cadastro e seu(s) pedido(s) pela internet.</text:p>
      <text:p text:style-name="P45"/>
      <text:p text:style-name="P44"><text:span text:style-name="Fonte_20_parág._20_padrão"><text:span text:style-name="T7">Palavras-Chaves: </text:span></text:span><text:span text:style-name="Fonte_20_parág._20_padrão"><text:span text:style-name="T6">sistema, gerenciamento, internet.</text:span></text:span></text:p>
      <text:p text:style-name="P19"><text:span text:style-name="Fonte_20_parág._20_padrão"><text:span text:style-name="T5">ABSTRACT</text:span></text:span></text:p>
      <text:p text:style-name="P5"><text:span text:style-name="Fonte_20_parág._20_padrão"><text:span text:style-name="T5"/></text:span></text:p>
      <text:p text:style-name="P52"><text:span text:style-name="Fonte_20_parág._20_padrão"><text:span text:style-name="T8">A system for the management of a confectionery will be developed, with the following main functions: order scheduling, customer and product registration, and inventory management. The system will be developed using MVC (Model View Controller), C #, HTML, CSS and JavaScript. For the Database Management System (DBMS) SQLServer will be used. The system will be hosted on a server on the internet. The option will be made available to the customer to make their registration and their request (s) over the internet.</text:span></text:span></text:p>
      <text:p text:style-name="P5"><text:span text:style-name="Fonte_20_parág._20_padrão"><text:span text:style-name="T4"/></text:span></text:p>
      <text:p text:style-name="P51"><text:span text:style-name="Fonte_20_parág._20_padrão"><text:span text:style-name="T19">Keywords</text:span></text:span><text:span text:style-name="Fonte_20_parág._20_padrão"><text:span text:style-name="T18">: </text:span></text:span><text:span text:style-name="Fonte_20_parág._20_padrão"><text:span text:style-name="T21">system</text:span></text:span><text:span text:style-name="Fonte_20_parág._20_padrão"><text:span text:style-name="T20">, </text:span></text:span><text:span text:style-name="Fonte_20_parág._20_padrão"><text:span text:style-name="T21">manegament</text:span></text:span><text:span text:style-name="Fonte_20_parág._20_padrão"><text:span text:style-name="T20">, internet.</text:span></text:span></text:p>
      <text:p text:style-name="Título_20_Projeto"/>
      <text:p text:style-name="P20"><text:span text:style-name="T11">LISTA DE FIGURAS</text:span><text:span text:style-name="T2"> </text:span></text:p>
      <text:p text:style-name="P18"><text:span text:style-name="T3">LISTA</text:span><text:span text:style-name="T2"> DE TABELAS</text:span></text:p>
      <text:p text:style-name="P93">LISTA DE ABREVIATURA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0">HTML</text:p>
          </table:table-cell>
          <table:table-cell table:style-name="Tabela2.B1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80">CSS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80">SASS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80">XML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80">UML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P80">DER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</table:table-row>
      </table:table>
      <text:p text:style-name="P88"/>
      <text:p text:style-name="P63">SUMÁRIO</text:p>
      <text:p text:style-name="P89"/>
      <text:list xml:id="list1224458800" text:style-name="WWNum2">
        <text:list-item>
          <text:p text:style-name="Heading_20_1"><text:bookmark-start text:name="__RefHeading___Toc1969_3245495100"/><text:bookmark text:name="_Toc69141267"/><text:bookmark text:name="_Toc69141283"/><text:bookmark text:name="_Toc69143082"/><text:bookmark text:name="_Toc526124446"/><text:bookmark-start text:name="_Toc526124447"/>I<text:bookmark-end text:name="_Toc526124447"/>NTRODUÇÃO<text:bookmark-end text:name="__RefHeading___Toc1969_3245495100"/></text:p>
        </text:list-item>
      </text:list>
      <text:h text:style-name="P64" text:outline-level="2" text:is-list-header="true"/>
      <text:p text:style-name="P30"/>
      <text:list xml:id="list102055488938928" text:continue-numbering="true" text:style-name="WWNum2">
        <text:list-item>
          <text:list>
            <text:list-item>
              <text:h text:style-name="P65" text:outline-level="2"><text:bookmark-start text:name="__RefHeading___Toc3769_3245495100"/>JUSTIFICATIVAS<text:bookmark-end text:name="__RefHeading___Toc3769_3245495100"/></text:h>
            </text:list-item>
          </text:list>
        </text:list-item>
      </text:list>
      <text:p text:style-name="P12"/>
      <text:p text:style-name="P31"><text:bookmark text:name="docs-internal-guid-8391901c-7fff-6a59-1494-25e0c30b3da6"/>Para gerenciar uma confeitaria é necessário que o sistema seja informatizado. Quando não há um sistema de gerenciamento, utilizando do controle manual pode ocasionar problemas no controle de estoque e fluxo de caixa. Outro problema é a dificuldade na consulta de informações necessárias para um pedido, por exemplo. </text:p>
      <text:p text:style-name="Text_20_body"><text:line-break/></text:p>
      <text:list xml:id="list102054622178384" text:continue-numbering="true" text:style-name="WWNum2">
        <text:list-item>
          <text:p text:style-name="P60"><text:bookmark-start text:name="_Toc526124449"/><text:bookmark-start text:name="_Toc69143084"/><text:bookmark-start text:name="_Toc69141285"/><text:bookmark-start text:name="_Toc69141269"/><text:bookmark-start text:name="_Toc69138848"/><text:bookmark-start text:name="_Toc69136253"/><text:bookmark-start text:name="_Toc69136239"/><text:bookmark-start text:name="_Toc69135421"/><text:bookmark-start text:name="_Toc69134385"/><text:bookmark-start text:name="_Toc68452989"/><text:bookmark-start text:name="_Toc68452624"/><text:bookmark-start text:name="__RefHeading___Toc1973_3245495100"/>O<text:bookmark-end text:name="_Toc526124449"/><text:bookmark-end text:name="_Toc69143084"/><text:bookmark-end text:name="_Toc69141285"/><text:bookmark-end text:name="_Toc69141269"/><text:bookmark-end text:name="_Toc69138848"/><text:bookmark-end text:name="_Toc69136253"/><text:bookmark-end text:name="_Toc69136239"/><text:bookmark-end text:name="_Toc69135421"/><text:bookmark-end text:name="_Toc69134385"/><text:bookmark-end text:name="_Toc68452989"/><text:bookmark-end text:name="_Toc68452624"/>BJETIVOS<text:bookmark-end text:name="__RefHeading___Toc1973_3245495100"/></text:p>
        </text:list-item>
      </text:list>
      <text:p text:style-name="P14"/>
      <text:list xml:id="list102055219739130" text:continue-list="list102054622178384" text:style-name="WWNum2">
        <text:list-item>
          <text:list>
            <text:list-item text:start-value="1">
              <text:h text:style-name="P74" text:outline-level="2" text:restart-numbering="true" text:start-value="-1"><text:bookmark-start text:name="__RefHeading___Toc3771_3245495100"/>OBJETIVO GERAL<text:bookmark-end text:name="__RefHeading___Toc3771_3245495100"/></text:h>
            </text:list-item>
          </text:list>
        </text:list-item>
      </text:list>
      <text:p text:style-name="P43">Criar um software para o gerenciamento de uma confeitaria.</text:p>
      <text:p text:style-name="P42"/>
      <text:list xml:id="list102055351367687" text:continue-numbering="true" text:style-name="WWNum2">
        <text:list-item>
          <text:list>
            <text:list-item>
              <text:h text:style-name="P75" text:outline-level="2"><text:bookmark-start text:name="__RefHeading___Toc1521_1235948470"/>OBJETIVOS ESPECÍFICOS<text:bookmark-end text:name="__RefHeading___Toc1521_1235948470"/></text:h>
            </text:list-item>
          </text:list>
        </text:list-item>
      </text:list>
      <text:list xml:id="list2324028486" text:style-name="L1">
        <text:list-item>
          <text:p text:style-name="P98"><text:bookmark text:name="docs-internal-guid-0bc0c2a5-7fff-5e8c-3165-2ada34fdefe2"/><text:span text:style-name="T31">Gerenciar cadastro de Cliente;</text:span></text:p>
        </text:list-item>
        <text:list-item>
          <text:p text:style-name="P98">Gerenciar cadastro de Funcionários;</text:p>
        </text:list-item>
        <text:list-item>
          <text:p text:style-name="P98">Gerenciar o Controle de estoque;</text:p>
        </text:list-item>
        <text:list-item>
          <text:p text:style-name="P98">Criar e gerenciar uma agenda virtual;</text:p>
        </text:list-item>
        <text:list-item>
          <text:p text:style-name="P98">Publicação de receitas no sistema;</text:p>
        </text:list-item>
      </text:list>
      <text:p text:style-name="P42"/>
      <text:p text:style-name="P11"/>
      <text:list xml:id="list102055277364210" text:continue-list="list102055351367687" text:style-name="WWNum2">
        <text:list-item>
          <text:list>
            <text:list-header>
              <text:h text:style-name="P70" text:outline-level="2"/>
            </text:list-header>
          </text:list>
        </text:list-item>
      </text:list>
      <text:p text:style-name="P6"/>
      <text:p text:style-name="P6"/>
      <text:p text:style-name="Standard"/>
      <text:list xml:id="list102054497093955" text:continue-numbering="true" text:style-name="WWNum2">
        <text:list-item>
          <text:p text:style-name="P61">DESENVOLVIMENTO DO PROJETO</text:p>
        </text:list-item>
      </text:list>
      <text:p text:style-name="P13"/>
      <text:p text:style-name="P58">Este documento especifica os requisitos dos sistemas as serem desenvolvidos pela Leonowas, fornecendo aos desenvolvedores as informações necessárias para as implementações e o projeto, assim como para a realização dos testes e homologação do sistema.</text:p>
      <text:p text:style-name="P56">Este documento se destina aos arquitetos de softwares, engenheiros de softwares, testadores, funcionários e os gerenciadores de sistema.</text:p>
      <text:p text:style-name="P57">O projeto visa criar um sistema de gerenciamento para uma confeitaria que vende bolos, doces e outros tipos de guloseimas de forma de encomenda online. Teremos um controle interno dos recursos, das mercadorias, o qual nos informará caso haja algum problema ou que seja necessária uma atualização. As vendas serão realizadas para os clientes que tenham cadastrado e comprovado: sua residência, seu telefone data de nascimento e seu e-mail, os clientes terão acesso a informações do produto, tais como: preço e os dados técnicos dos produtos. Feita a escolha do(s) produto(s) será gerado o comprovante para o pagamento, o cliente poderá escolher entre pagar com cartão ou com dinheiro. Em caso de venda, o cliente deverá esperar até o dia em que foi encomendado para que possa buscar seu produto no estabelecimento. O cliente terá acesso uma área onde ele possuirá vários recursos como: comprovante de compras, data até o produto ser finalizado, reserva de produtos, promoções especiais e promoções nos dias de aniversários de clientes.</text:p>
      <text:list xml:id="list102056438307434" text:continue-numbering="true" text:style-name="WWNum2">
        <text:list-item>
          <text:list>
            <text:list-item>
              <text:h text:style-name="P66" text:outline-level="2"><text:bookmark-start text:name="_Toc68874256"/><text:bookmark-start text:name="_Toc526124455"/><text:bookmark-start text:name="__RefHeading___Toc1985_3245495100"/><text:bookmark text:name="_Toc70049008"/>DESCRIÇÃO DOS USUÁRIOS<text:bookmark-end text:name="_Toc68874256"/><text:bookmark-end text:name="_Toc526124455"/><text:bookmark-end text:name="__RefHeading___Toc1985_3245495100"/></text:h>
            </text:list-item>
          </text:list>
        </text:list-item>
      </text:list>
      <text:p text:style-name="P46">Serão os gerenciadores do sistema, clientes e funcionários.</text:p>
      <text:p text:style-name="P46">Os gerenciadores do sistema terão acessa a todo o sistema.</text:p>
      <text:p text:style-name="P46">Os clientes poderão fazer e retirar encomendas e realizar reservas dos produtos.</text:p>
      <text:p text:style-name="P46">Os funcionários terão cuidaram do processo de encomendas e reservas dos clientes.</text:p>
      <text:p text:style-name="P48"><text:s/></text:p>
      <text:list xml:id="list102056187659748" text:continue-numbering="true" text:style-name="WWNum2">
        <text:list-item>
          <text:list>
            <text:list-item>
              <text:h text:style-name="P67" text:outline-level="2"><text:bookmark-start text:name="__RefHeading___Toc1987_3245495100"/><text:bookmark-start text:name="_Ref70049455"/><text:bookmark-start text:name="_Toc526124456"/>R<text:bookmark-end text:name="_Ref70049455"/><text:bookmark-end text:name="_Toc526124456"/>EQUISITOS FUNCIONAIS<text:bookmark-end text:name="__RefHeading___Toc1987_3245495100"/></text:h>
              <text:list>
                <text:list-header>
                  <text:p text:style-name="P108"><text:span text:style-name="T9"/></text:p>
                </text:list-header>
                <text:list-item>
                  <text:p text:style-name="Título3"><text:bookmark-start text:name="__RefHeading___Toc1523_1235948470"/>RF001-Cadastrar Cliente<text:bookmark-end text:name="__RefHeading___Toc1523_1235948470"/></text:p>
                </text:list-item>
              </text:list>
            </text:list-item>
          </text:list>
        </text:list-item>
      </text:list>
      <text:p text:style-name="P49">Este requisito tem como função cadastrar todos os cliente<text:span text:style-name="T13">s</text:span>.</text:p>
      <text:p text:style-name="P49"><text:tab/></text:p>
      <text:list xml:id="list102056521004609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25_1235948470"/><text:soft-page-break/>RF002-Cadastrar Funcionário<text:bookmark-end text:name="__RefHeading___Toc1525_1235948470"/></text:p>
                </text:list-item>
              </text:list>
            </text:list-item>
          </text:list>
        </text:list-item>
      </text:list>
      <text:p text:style-name="P49">Este requisito tem como função cadastrar todos os funcionários.</text:p>
      <text:p text:style-name="P49"/>
      <text:list xml:id="list102054667447278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27_1235948470"/>RF003-Cadastrar Produto<text:bookmark-end text:name="__RefHeading___Toc1527_1235948470"/></text:p>
                </text:list-item>
              </text:list>
            </text:list-item>
          </text:list>
        </text:list-item>
      </text:list>
      <text:p text:style-name="P49">Este requisito tem como função cadastrar todos os produtos.</text:p>
      <text:p text:style-name="P49"/>
      <text:list xml:id="list102056473327700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29_1235948470"/>RF004-Cadastrar Horário<text:bookmark-end text:name="__RefHeading___Toc1529_1235948470"/></text:p>
                </text:list-item>
              </text:list>
            </text:list-item>
          </text:list>
        </text:list-item>
      </text:list>
      <text:p text:style-name="P49">Este requisito tem como função cadastrar a Data de Entrega e Data do Pedido.</text:p>
      <text:p text:style-name="P49"/>
      <text:list xml:id="list102055423315242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31_1235948470"/>RF004-Cadastrar Recursos<text:bookmark-end text:name="__RefHeading___Toc1531_1235948470"/></text:p>
                </text:list-item>
              </text:list>
            </text:list-item>
          </text:list>
        </text:list-item>
      </text:list>
      <text:p text:style-name="P49"><text:tab/>Este requisito tem como função cadastrar todos os Recursos utilizados pela empresa..</text:p>
      <text:list xml:id="list102056320246646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33_1235948470"/>RF006-Cadastrar Fornecedor<text:bookmark-end text:name="__RefHeading___Toc1533_1235948470"/></text:p>
                </text:list-item>
              </text:list>
            </text:list-item>
          </text:list>
        </text:list-item>
      </text:list>
      <text:p text:style-name="P49">Este requisito tem como função cadastrar todos os fornecedores.</text:p>
      <text:p text:style-name="P49"/>
      <text:list xml:id="list102055859026102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35_1235948470"/>RF007-Consultar Cliente<text:bookmark-end text:name="__RefHeading___Toc1535_1235948470"/></text:p>
                </text:list-item>
              </text:list>
            </text:list-item>
          </text:list>
        </text:list-item>
      </text:list>
      <text:p text:style-name="P49"><text:span text:style-name="T14">E</text:span>ste requisito tem como finalidade Consultar os dados do Cliente.</text:p>
      <text:p text:style-name="P49"/>
      <text:list xml:id="list102056589838083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37_1235948470"/>RF008-Consultar Funcionário<text:bookmark-end text:name="__RefHeading___Toc1537_1235948470"/></text:p>
                </text:list-item>
              </text:list>
            </text:list-item>
          </text:list>
        </text:list-item>
      </text:list>
      <text:p text:style-name="P49">Este requisito tem como finalidade Consultar os dados do Funcionário.</text:p>
      <text:p text:style-name="P49"/>
      <text:list xml:id="list102055193360636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39_1235948470"/>RF009-Consultar Produto<text:bookmark-end text:name="__RefHeading___Toc1539_1235948470"/></text:p>
                </text:list-item>
              </text:list>
            </text:list-item>
          </text:list>
        </text:list-item>
      </text:list>
      <text:p text:style-name="P49">Este requisito tem como finalidade Consultar os dados do Produto.</text:p>
      <text:p text:style-name="P49"/>
      <text:list xml:id="list102055878120656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41_1235948470"/>RF010-Consultar Horário<text:bookmark-end text:name="__RefHeading___Toc1541_1235948470"/></text:p>
                </text:list-item>
              </text:list>
            </text:list-item>
          </text:list>
        </text:list-item>
      </text:list>
      <text:p text:style-name="P49">Este requisito tem como finalidade Consultar a Data de entrega e o agendamento.</text:p>
      <text:p text:style-name="P49"/>
      <text:list xml:id="list102054567362415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43_1235948470"/>RF011-Consultar Recursos<text:bookmark-end text:name="__RefHeading___Toc1543_1235948470"/></text:p>
                </text:list-item>
              </text:list>
            </text:list-item>
          </text:list>
        </text:list-item>
      </text:list>
      <text:p text:style-name="P49">Este requisito tem como finalidade Consultar os Recursos necessários.</text:p>
      <text:p text:style-name="P49"/>
      <text:list xml:id="list102055934319688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45_1235948470"/>RF012-Consultar Fornecedor<text:bookmark-end text:name="__RefHeading___Toc1545_1235948470"/></text:p>
                </text:list-item>
              </text:list>
            </text:list-item>
          </text:list>
        </text:list-item>
      </text:list>
      <text:p text:style-name="P49">Este requisito tem como finalidade Consultar os dados do fornecedor.</text:p>
      <text:p text:style-name="P49"/>
      <text:list xml:id="list102055988196425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47_1235948470"/>RF013-Excluir Cliente<text:bookmark-end text:name="__RefHeading___Toc1547_1235948470"/></text:p>
                </text:list-item>
              </text:list>
            </text:list-item>
          </text:list>
        </text:list-item>
      </text:list>
      <text:p text:style-name="P49">Este requisito tem como objetivo excluir os dados do Cliente.</text:p>
      <text:p text:style-name="P49"/>
      <text:list xml:id="list102054858387026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49_1235948470"/>RF014-Excluir Funcionário<text:bookmark-end text:name="__RefHeading___Toc1549_1235948470"/></text:p>
                </text:list-item>
              </text:list>
            </text:list-item>
          </text:list>
        </text:list-item>
      </text:list>
      <text:p text:style-name="P49">Este requisito tem como objetivo excluir os dados do Funcionário.</text:p>
      <text:p text:style-name="P49"/>
      <text:list xml:id="list102055070083672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51_1235948470"/>RF015-Excluir Produto<text:bookmark-end text:name="__RefHeading___Toc1551_1235948470"/></text:p>
                </text:list-item>
              </text:list>
            </text:list-item>
          </text:list>
        </text:list-item>
      </text:list>
      <text:p text:style-name="P49">Este requisito tem como objetivo excluir os dados do Produto.</text:p>
      <text:p text:style-name="P49"/>
      <text:list xml:id="list102056173374467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53_1235948470"/>RF015-Excluir Horário<text:bookmark-end text:name="__RefHeading___Toc1553_1235948470"/></text:p>
                </text:list-item>
              </text:list>
            </text:list-item>
          </text:list>
        </text:list-item>
      </text:list>
      <text:p text:style-name="P49"><text:soft-page-break/>Este requisito tem como objetivo excluir os Pedidos.</text:p>
      <text:p text:style-name="P49"/>
      <text:list xml:id="list102055704842026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55_1235948470"/>RF017-Excluir Recursos<text:bookmark-end text:name="__RefHeading___Toc1555_1235948470"/></text:p>
                </text:list-item>
              </text:list>
            </text:list-item>
          </text:list>
        </text:list-item>
      </text:list>
      <text:p text:style-name="P49">Este requisito tem como objetivo excluir os recursos não utilizados.</text:p>
      <text:p text:style-name="P49"/>
      <text:list xml:id="list102056522329851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57_1235948470"/>RF018-Excluir Fornecedor<text:bookmark-end text:name="__RefHeading___Toc1557_1235948470"/></text:p>
                </text:list-item>
              </text:list>
            </text:list-item>
          </text:list>
        </text:list-item>
      </text:list>
      <text:p text:style-name="P49">Este requisito tem como objetivo excluir o<text:span text:style-name="T13">s</text:span> fornecedores não mais utilizados.</text:p>
      <text:p text:style-name="P49"/>
      <text:list xml:id="list102055283387204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59_1235948470"/>RF019-Alterar Cliente<text:bookmark-end text:name="__RefHeading___Toc1559_1235948470"/></text:p>
                </text:list-item>
              </text:list>
            </text:list-item>
          </text:list>
        </text:list-item>
      </text:list>
      <text:p text:style-name="P49">Este requisito tem como objetivo alterar o dado do Cliente.</text:p>
      <text:p text:style-name="P49"/>
      <text:list xml:id="list102055411287843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61_1235948470"/>RF020-Alterar Funcionário<text:bookmark-end text:name="__RefHeading___Toc1561_1235948470"/></text:p>
                </text:list-item>
              </text:list>
            </text:list-item>
          </text:list>
        </text:list-item>
      </text:list>
      <text:p text:style-name="P49">Este requisito tem como objetivo alterar os dados do Funcionário.</text:p>
      <text:p text:style-name="P49"/>
      <text:list xml:id="list102056254118679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63_1235948470"/>RF021-Alterar Produto<text:bookmark-end text:name="__RefHeading___Toc1563_1235948470"/></text:p>
                </text:list-item>
              </text:list>
            </text:list-item>
          </text:list>
        </text:list-item>
      </text:list>
      <text:p text:style-name="P49">Este requisito tem como objetivo alterar o dado do Produto.</text:p>
      <text:p text:style-name="P49"/>
      <text:list xml:id="list102055310421965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65_1235948470"/>RF022-Alterar Horário<text:bookmark-end text:name="__RefHeading___Toc1565_1235948470"/></text:p>
                </text:list-item>
              </text:list>
            </text:list-item>
          </text:list>
        </text:list-item>
      </text:list>
      <text:p text:style-name="P49">Este requisito tem como objetivo alterar a data de entrega.</text:p>
      <text:p text:style-name="P49"/>
      <text:list xml:id="list102055613242169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67_1235948470"/>RF023-Alterar Recursos<text:bookmark-end text:name="__RefHeading___Toc1567_1235948470"/></text:p>
                </text:list-item>
              </text:list>
            </text:list-item>
          </text:list>
        </text:list-item>
      </text:list>
      <text:p text:style-name="P49">Este requisito tem como objetivo alterar o<text:span text:style-name="T13">s</text:span> dados dos recursos.</text:p>
      <text:p text:style-name="P49"/>
      <text:list xml:id="list102055656590968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69_1235948470"/>RF024-Alterar Fornecedor<text:bookmark-end text:name="__RefHeading___Toc1569_1235948470"/></text:p>
                </text:list-item>
              </text:list>
            </text:list-item>
          </text:list>
        </text:list-item>
      </text:list>
      <text:p text:style-name="P49">Este requisito tem como objetivo alterar os dados dos fornecedores.</text:p>
      <text:p text:style-name="P49"/>
      <text:list xml:id="list102055173914765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71_1235948470"/>RF025-Imprimir Cliente<text:bookmark-end text:name="__RefHeading___Toc1571_1235948470"/></text:p>
                </text:list-item>
              </text:list>
            </text:list-item>
          </text:list>
        </text:list-item>
      </text:list>
      <text:p text:style-name="P49">Este requisito tem como função imprimir os dados do Cliente.</text:p>
      <text:p text:style-name="P49"/>
      <text:list xml:id="list102054867014822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73_1235948470"/>RF026-Imprimir Fornecedor<text:bookmark-end text:name="__RefHeading___Toc1573_1235948470"/></text:p>
                </text:list-item>
              </text:list>
            </text:list-item>
          </text:list>
        </text:list-item>
      </text:list>
      <text:p text:style-name="P49">Este requisito tem como função imprimir os dados do Fornecedor.</text:p>
      <text:p text:style-name="P49"/>
      <text:list xml:id="list102056213313242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75_1235948470"/>RF027-Imprimir Pedido<text:bookmark-end text:name="__RefHeading___Toc1575_1235948470"/></text:p>
                </text:list-item>
              </text:list>
            </text:list-item>
          </text:list>
        </text:list-item>
      </text:list>
      <text:p text:style-name="P49">Este requisito tem como função imprimir os Pedidos.</text:p>
      <text:p text:style-name="P49"/>
      <text:list xml:id="list102055193202752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77_1235948470"/>RF028-Imprimir Produto<text:bookmark-end text:name="__RefHeading___Toc1577_1235948470"/></text:p>
                </text:list-item>
              </text:list>
            </text:list-item>
          </text:list>
        </text:list-item>
      </text:list>
      <text:p text:style-name="P49">Este requisito tem como função imprimir os dados do Produto.</text:p>
      <text:p text:style-name="P49"/>
      <text:list xml:id="list102056496881047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79_1235948470"/>RF029-Imprimir Horário<text:bookmark-end text:name="__RefHeading___Toc1579_1235948470"/></text:p>
                </text:list-item>
              </text:list>
            </text:list-item>
          </text:list>
        </text:list-item>
      </text:list>
      <text:p text:style-name="P49">Este requisito tem como função imprimir a Data de Entrega.</text:p>
      <text:p text:style-name="P49"/>
      <text:list xml:id="list102055043964155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81_1235948470"/>RF030-Imprimir Recursos<text:bookmark-end text:name="__RefHeading___Toc1581_1235948470"/></text:p>
                </text:list-item>
              </text:list>
            </text:list-item>
          </text:list>
        </text:list-item>
      </text:list>
      <text:p text:style-name="P49"><text:soft-page-break/>Este requisito tem como função imprimir os dados e o que será utilizado do(s) Recurso(s).</text:p>
      <text:p text:style-name="P49"/>
      <text:list xml:id="list102055005455504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83_1235948470"/>RF031-Imprimir Fornecedor<text:bookmark-end text:name="__RefHeading___Toc1583_1235948470"/></text:p>
                </text:list-item>
              </text:list>
            </text:list-item>
          </text:list>
        </text:list-item>
      </text:list>
      <text:p text:style-name="P49">Este requisito tem como função imprimir os dados do Fornecedor.</text:p>
      <text:p text:style-name="P49"/>
      <text:list xml:id="list102055371786844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85_1235948470"/>RF032-Imprimir Nota_Fiscal<text:bookmark-end text:name="__RefHeading___Toc1585_1235948470"/></text:p>
                </text:list-item>
              </text:list>
            </text:list-item>
          </text:list>
        </text:list-item>
      </text:list>
      <text:p text:style-name="P49">Este requisito tem como função imprimir a Nota_Fiscal.</text:p>
      <text:p text:style-name="P49"/>
      <text:list xml:id="list102055706488554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87_1235948470"/>RF033-Manter Cliente<text:bookmark-end text:name="__RefHeading___Toc1587_1235948470"/></text:p>
                </text:list-item>
              </text:list>
            </text:list-item>
          </text:list>
        </text:list-item>
      </text:list>
      <text:p text:style-name="P49">É a função a qual realizará o CRUD, <text:span text:style-name="T13">cadastrará</text:span>, alterar, excluir e consultar o cliente.</text:p>
      <text:p text:style-name="P49"/>
      <text:list xml:id="list102055260050081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89_1235948470"/>RF034<text:span text:style-name="T13">-</text:span>Manter Funcionário<text:bookmark-end text:name="__RefHeading___Toc1589_1235948470"/></text:p>
                </text:list-item>
              </text:list>
            </text:list-item>
          </text:list>
        </text:list-item>
      </text:list>
      <text:p text:style-name="P49">É a função a qual realizará o CRUD, <text:span text:style-name="T13">cadastrará</text:span>, alterar, excluir e consultar o Funcionário.</text:p>
      <text:p text:style-name="P49"/>
      <text:list xml:id="list102056473464208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91_1235948470"/>RF035<text:span text:style-name="T13">-</text:span>Manter Produto<text:bookmark-end text:name="__RefHeading___Toc1591_1235948470"/></text:p>
                </text:list-item>
              </text:list>
            </text:list-item>
          </text:list>
        </text:list-item>
      </text:list>
      <text:p text:style-name="P49">É a função a qual realizará o CRUD, <text:span text:style-name="T13">cadastrará</text:span>, alterar, excluir e consultar o Produto.</text:p>
      <text:p text:style-name="P49"/>
      <text:list xml:id="list102056288707568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93_1235948470"/>RF036-Manter Horário<text:bookmark-end text:name="__RefHeading___Toc1593_1235948470"/></text:p>
                </text:list-item>
              </text:list>
            </text:list-item>
          </text:list>
        </text:list-item>
      </text:list>
      <text:p text:style-name="P49">É a função a qual realizará o CRUD, <text:span text:style-name="T13">cadastrará</text:span>, alterar, excluir e consultar o Horário.</text:p>
      <text:p text:style-name="P49"/>
      <text:list xml:id="list102056457473584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95_1235948470"/>RF037-Manter Recursos<text:bookmark-end text:name="__RefHeading___Toc1595_1235948470"/></text:p>
                </text:list-item>
              </text:list>
            </text:list-item>
          </text:list>
        </text:list-item>
      </text:list>
      <text:p text:style-name="P49">É a função a qual realizará o CRUD, <text:span text:style-name="T13">cadastrará</text:span>, alterar, excluir e consultar o Recursos.</text:p>
      <text:p text:style-name="P49"/>
      <text:list xml:id="list102056492105998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97_1235948470"/>RF038-Manter Fornecedor<text:bookmark-end text:name="__RefHeading___Toc1597_1235948470"/></text:p>
                </text:list-item>
              </text:list>
            </text:list-item>
          </text:list>
        </text:list-item>
      </text:list>
      <text:p text:style-name="P46"><text:span text:style-name="T15">É a função a qual realizará o CRUD, </text:span><text:span text:style-name="T16">cadastrará</text:span><text:span text:style-name="T15">, alterar, excluir e consultar o Fornecedor.</text:span></text:p>
      <text:p text:style-name="P49"/>
      <text:list xml:id="list102055731836835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599_1235948470"/>RF03<text:span text:style-name="T17">9</text:span>-<text:span text:style-name="T17">Efetuar Login</text:span><text:bookmark-end text:name="__RefHeading___Toc1599_1235948470"/></text:p>
                </text:list-item>
              </text:list>
            </text:list-item>
          </text:list>
        </text:list-item>
      </text:list>
      <text:p text:style-name="P47"><text:span text:style-name="T15">É a função a qual realizará o CRUD, </text:span><text:span text:style-name="T16">cadastrará</text:span><text:span text:style-name="T15">, alterar, excluir e consultar o Fornecedor.</text:span></text:p>
      <text:p text:style-name="P50"/>
      <text:list xml:id="list102054599825088" text:continue-numbering="true" text:style-name="WWNum2">
        <text:list-item>
          <text:list>
            <text:list-item>
              <text:list>
                <text:list-item>
                  <text:p text:style-name="Título3"><text:bookmark-start text:name="__RefHeading___Toc1601_1235948470"/>RF0<text:span text:style-name="T17">40</text:span>-<text:span text:style-name="T17">Efetuar Logout</text:span><text:bookmark-end text:name="__RefHeading___Toc1601_1235948470"/></text:p>
                </text:list-item>
              </text:list>
            </text:list-item>
          </text:list>
        </text:list-item>
      </text:list>
      <text:p text:style-name="P47"><text:span text:style-name="T15">É a função a qual realizará o CRUD, </text:span><text:span text:style-name="T16">cadastrará</text:span><text:span text:style-name="T15">, alterar, excluir e consultar o Fornecedor.</text:span></text:p>
      <text:p text:style-name="P49"/>
      <text:p text:style-name="P95"/>
      <text:p text:style-name="P95"/>
      <text:h text:style-name="P68" text:outline-level="2"/>
      <text:list xml:id="list102056372023653" text:continue-numbering="true" text:style-name="WWNum2">
        <text:list-item>
          <text:list>
            <text:list-item>
              <text:h text:style-name="P78" text:outline-level="2"><text:bookmark-start text:name="_Toc526124468"/><text:bookmark-start text:name="_Toc5261244561"/><text:bookmark-start text:name="_Ref700494551"/><text:bookmark-start text:name="__RefHeading___Toc2011_3245495100"/><text:bookmark-start text:name="_Ref70049575"/>R<text:bookmark-end text:name="_Toc5261244561"/><text:bookmark-end text:name="_Ref700494551"/>EQUISITOS <text:span text:style-name="T32">NÃO </text:span>FUNCIONAIS<text:bookmark-end text:name="_Toc526124468"/><text:bookmark-end text:name="__RefHeading___Toc2011_3245495100"/><text:bookmark-end text:name="_Ref70049575"/></text:h>
            </text:list-item>
          </text:list>
        </text:list-item>
      </text:list>
      <text:p text:style-name="P33"/>
      <text:p text:style-name="P36">&lt;Descreve os requisitos não-funcionais do sistema. Os requisitos são descritos nas próximas subseções. Tais como: </text:p>
      <text:list xml:id="list2384728672" text:style-name="WWNum3">
        <text:list-item>
          <text:p text:style-name="P87"><text:bookmark-start text:name="_Toc68874262"/><text:span text:style-name="T25">S</text:span><text:bookmark-end text:name="_Toc68874262"/><text:span text:style-name="T25">GBD-SQLServer</text:span>:&lt;Descreve os requisitos associados à integridade dos dados, privacidade, como o sistema trata de informação confidencial, liberação de acesso aos usuários do sistema.&gt;</text:p>
        </text:list-item>
        <text:list-item>
          <text:p text:style-name="P87"><text:bookmark-start text:name="_Toc68874263"/>Performance<text:bookmark-end text:name="_Toc68874263"/>:&lt;Descreve o tempo de resposta do sistema durante o uso dos recursos disponibilizados.&gt;</text:p>
        </text:list-item>
        <text:list-item>
          <text:p text:style-name="P87"><text:bookmark-start text:name="_Toc68874264"/>Usabilidade<text:bookmark-end text:name="_Toc68874264"/>:&lt;Descreve os requisitos não-funcionais associados à facilidade de uso do sistema.&gt;</text:p>
        </text:list-item>
        <text:list-item>
          <text:p text:style-name="P87"><text:bookmark-start text:name="_Toc68874265"/>Confiabilidade<text:bookmark-end text:name="_Toc68874265"/>:&lt;Descreve os requisitos não funcionais associados à <text:span text:style-name="T25">frequência</text:span> de falha, e a robustez do sistema na recuperação destas falhas.&gt;</text:p>
        </text:list-item>
        <text:list-item>
          <text:p text:style-name="P87"><text:bookmark-start text:name="_Toc68874266"/>Padrões<text:bookmark-end text:name="_Toc68874266"/>:&lt;Descreve quais os padrões e normas a serem seguidas ao desenvolvimento do sistema.&gt;</text:p>
        </text:list-item>
        <text:list-item>
          <text:p text:style-name="P87"><text:bookmark-start text:name="_Toc68874267"/>Hardware e Software<text:bookmark-end text:name="_Toc68874267"/>:&lt;Descreve qual o hardware e software que será utilizado pelo sistema.&gt;</text:p>
        </text:list-item>
      </text:list>
      <text:p text:style-name="P33">&gt;</text:p>
      <text:list xml:id="list102054596319802" text:continue-list="list102056372023653" text:style-name="WWNum2">
        <text:list-item>
          <text:list>
            <text:list-item>
              <text:h text:style-name="P66" text:outline-level="2"><text:bookmark-start text:name="__RefHeading___Toc2013_3245495100"/><text:bookmark-start text:name="_Toc526124469"/>&lt;RNF001&gt;&lt;Requisito não-funcional 1&gt;<text:bookmark-end text:name="__RefHeading___Toc2013_3245495100"/><text:bookmark-end text:name="_Toc526124469"/></text:h>
            </text:list-item>
          </text:list>
        </text:list-item>
      </text:list>
      <text:p text:style-name="P33"><text:span text:style-name="T1">&lt;Descreva nesta seção o requisito </text:span>não-<text:span text:style-name="T1">funcional 1.&gt;</text:span></text:p>
      <text:list xml:id="list102055614092684" text:continue-numbering="true" text:style-name="WWNum2">
        <text:list-item>
          <text:list>
            <text:list-item>
              <text:h text:style-name="P66" text:outline-level="2"><text:bookmark-start text:name="__RefHeading___Toc2015_3245495100"/><text:bookmark-start text:name="_Toc526124470"/>&lt;RNF002&gt;&lt;Requisito não-funcional 2&gt;<text:bookmark-end text:name="__RefHeading___Toc2015_3245495100"/><text:bookmark-end text:name="_Toc526124470"/></text:h>
            </text:list-item>
          </text:list>
        </text:list-item>
      </text:list>
      <text:p text:style-name="P33"><text:span text:style-name="T1">&lt;Descreva nesta seção o requisito </text:span>não-<text:span text:style-name="T1">funcional 2.&gt;</text:span></text:p>
      <text:list xml:id="list102055218100642" text:continue-numbering="true" text:style-name="WWNum2">
        <text:list-item>
          <text:list>
            <text:list-item>
              <text:h text:style-name="P66" text:outline-level="2"><text:bookmark-start text:name="__RefHeading___Toc2017_3245495100"/><text:bookmark-start text:name="_Toc526124471"/>...<text:bookmark-end text:name="__RefHeading___Toc2017_3245495100"/><text:bookmark-end text:name="_Toc526124471"/></text:h>
            </text:list-item>
            <text:list-item>
              <text:h text:style-name="P66" text:outline-level="2"><text:bookmark-start text:name="__RefHeading___Toc2019_3245495100"/><text:bookmark-start text:name="_Toc526124472"/>&lt;RNF00N&gt;&lt;Requisito não-funcional n&gt;<text:bookmark-end text:name="__RefHeading___Toc2019_3245495100"/><text:bookmark-end text:name="_Toc526124472"/></text:h>
            </text:list-item>
          </text:list>
        </text:list-item>
      </text:list>
      <text:p text:style-name="P33"><text:span text:style-name="T1">&lt;Descreva nesta seção o requisito </text:span>não-<text:span text:style-name="T1">funcional n.&gt;</text:span></text:p>
      <text:p text:style-name="P33"/>
      <text:h text:style-name="Heading_20_2" text:outline-level="2"><text:bookmark-start text:name="__RefHeading___Toc2021_3245495100"/><text:bookmark-start text:name="_Toc526124473"/><text:soft-page-break/>Diagramas de Casos de Uso<text:bookmark-end text:name="__RefHeading___Toc2021_3245495100"/><text:bookmark-end text:name="_Toc526124473"/></text:h>
      <text:list xml:id="list102055737201565" text:continue-numbering="true" text:style-name="WWNum2">
        <text:list-item>
          <text:list>
            <text:list-item>
              <text:h text:style-name="P66" text:outline-level="2"><text:bookmark-start text:name="__RefHeading___Toc2023_3245495100"/><text:bookmark-start text:name="_Toc526124474"/>RF001-Cadastrar Aluno<text:bookmark-end text:name="__RefHeading___Toc2023_3245495100"/><text:bookmark-end text:name="_Toc526124474"/></text:h>
            </text:list-item>
          </text:list>
        </text:list-item>
      </text:list>
      <text:p text:style-name="P41"><text:bookmark-start text:name="_Toc496175455"/>Figura <text:sequence text:ref-name="refIllustration0" text:name="Illustration" text:formula="ooow:Illustration+1" style:num-format="1">1</text:sequence><text:s/>– Processo Cadastrar Aluno<text:bookmark-end text:name="_Toc496175455"/></text:p>
      <text:list xml:id="list102055656316698" text:continue-numbering="true" text:style-name="WWNum2">
        <text:list-item>
          <text:list>
            <text:list-item>
              <text:h text:style-name="P69" text:outline-level="2"><text:bookmark-start text:name="__RefHeading___Toc2025_3245495100"/><text:bookmark-start text:name="_Toc526124475"/>RF002-Cadastrar Professor<text:bookmark-end text:name="__RefHeading___Toc2025_3245495100"/><text:bookmark-end text:name="_Toc526124475"/></text:h>
            </text:list-item>
          </text:list>
        </text:list-item>
      </text:list>
      <text:p text:style-name="P40"><text:bookmark-start text:name="_Toc496175456"/>Figura <text:sequence text:ref-name="refIllustration1" text:name="Illustration" text:formula="ooow:Illustration+1" style:num-format="1">2</text:sequence><text:s/>– Processo Cadastrar Professor<text:bookmark-end text:name="_Toc496175456"/></text:p>
      <text:list xml:id="list102055090597214" text:continue-numbering="true" text:style-name="WWNum2">
        <text:list-item>
          <text:list>
            <text:list-item>
              <text:h text:style-name="P69" text:outline-level="2"><text:bookmark-start text:name="__RefHeading___Toc2027_3245495100"/><text:bookmark-start text:name="_Toc526124476"/>RF003-Cadastrar Cliente<text:bookmark-end text:name="__RefHeading___Toc2027_3245495100"/><text:bookmark-end text:name="_Toc526124476"/></text:h>
            </text:list-item>
          </text:list>
        </text:list-item>
      </text:list>
      <text:p text:style-name="P41"><text:bookmark-start text:name="_Toc496175457"/>Figura <text:sequence text:ref-name="refIllustration2" text:name="Illustration" text:formula="ooow:Illustration+1" style:num-format="1">3</text:sequence><text:s/>– Processo Cadastrar Cliente<text:bookmark-end text:name="_Toc496175457"/></text:p>
      <text:h text:style-name="P76" text:outline-level="2"><text:bookmark-start text:name="__RefHeading___Toc2029_3245495100"/><text:bookmark-start text:name="_Toc526124477"/>DIAGRAMAS DE CLASSES<text:bookmark-end text:name="__RefHeading___Toc2029_3245495100"/><text:bookmark-end text:name="_Toc526124477"/></text:h>
      <text:p text:style-name="Standard"/>
      <text:h text:style-name="P73" text:outline-level="2"/>
      <text:h text:style-name="P76" text:outline-level="2"><text:bookmark-start text:name="__RefHeading___Toc2031_3245495100"/><text:bookmark-start text:name="_Toc526124478"/>DICIONÁRIO DE DADOS<text:bookmark-end text:name="__RefHeading___Toc2031_3245495100"/><text:bookmark-end text:name="_Toc526124478"/></text:h>
      <text:p text:style-name="Standard"/>
      <text:p text:style-name="caption"><text:bookmark-start text:name="_Toc367174291"/>Tabela <text:sequence text:ref-name="refTable0" text:name="Table" text:formula="ooow:Table+1" style:num-format="1">1</text:sequence><text:s/>– Relação de Entidades e Atributos do Sistema<text:bookmark-end text:name="_Toc367174291"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37">ATRIBUTOS</text:p>
          </table:table-cell>
          <table:table-cell table:style-name="Tabela4.A1" office:value-type="string">
            <text:p text:style-name="P37">TIPO</text:p>
          </table:table-cell>
          <table:table-cell table:style-name="Tabela4.A1" office:value-type="string">
            <text:p text:style-name="P37">TAMANHO</text:p>
          </table:table-cell>
          <table:table-cell table:style-name="Tabela4.A1" office:value-type="string">
            <text:p text:style-name="P37">DESCRIÇÃO</text:p>
          </table:table-cell>
        </table:table-row>
        <table:table-row table:style-name="Tabela4.1">
          <table:table-cell table:style-name="Tabela4.A1" table:number-columns-spanned="4" office:value-type="string">
            <text:p text:style-name="P38">ALUNO</text:p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3" office:value-type="string">
            <text:p text:style-name="Text_20_body">matricula</text:p>
          </table:table-cell>
          <table:table-cell table:style-name="Tabela4.B3" office:value-type="string">
            <text:p text:style-name="Text_20_body">NÚMERO</text:p>
          </table:table-cell>
          <table:table-cell table:style-name="Tabela4.C3" office:value-type="string">
            <text:p text:style-name="Text_20_body">6</text:p>
          </table:table-cell>
          <table:table-cell table:style-name="Tabela4.D3" office:value-type="string">
            <text:p text:style-name="Text_20_body">Chave primária. Informação que identifica o aluno no sistema</text:p>
          </table:table-cell>
        </table:table-row>
        <table:table-row table:style-name="Tabela4.1">
          <table:table-cell table:style-name="Tabela4.A4" office:value-type="string">
            <text:p text:style-name="Text_20_body">Nome</text:p>
          </table:table-cell>
          <table:table-cell table:style-name="Tabela4.B4" office:value-type="string">
            <text:p text:style-name="Text_20_body">TEXTO</text:p>
          </table:table-cell>
          <table:table-cell table:style-name="Tabela4.C4" office:value-type="string">
            <text:p text:style-name="Text_20_body">50</text:p>
          </table:table-cell>
          <table:table-cell table:style-name="Tabela4.D4" office:value-type="string">
            <text:p text:style-name="Text_20_body">Armazena o nome completo do aluno</text:p>
          </table:table-cell>
        </table:table-row>
        <table:table-row table:style-name="Tabela4.1">
          <table:table-cell table:style-name="Tabela4.A5" office:value-type="string">
            <text:p text:style-name="Text_20_body">nascimento</text:p>
          </table:table-cell>
          <table:table-cell table:style-name="Tabela4.B5" office:value-type="string">
            <text:p text:style-name="Text_20_body">DATA</text:p>
          </table:table-cell>
          <table:table-cell table:style-name="Tabela4.C5" office:value-type="string">
            <text:p text:style-name="Text_20_body">10</text:p>
          </table:table-cell>
          <table:table-cell table:style-name="Tabela4.D5" office:value-type="string">
            <text:p text:style-name="Text_20_body">Data de nascimento completa do aluno</text:p>
          </table:table-cell>
        </table:table-row>
        <table:table-row table:style-name="Tabela4.1">
          <table:table-cell table:style-name="Tabela4.A6" office:value-type="string">
            <text:p text:style-name="Text_20_body">email</text:p>
          </table:table-cell>
          <table:table-cell table:style-name="Tabela4.B6" office:value-type="string">
            <text:p text:style-name="Text_20_body">TEXTO</text:p>
          </table:table-cell>
          <table:table-cell table:style-name="Tabela4.C6" office:value-type="string">
            <text:p text:style-name="Text_20_body">40</text:p>
          </table:table-cell>
          <table:table-cell table:style-name="Tabela4.D6" office:value-type="string">
            <text:p text:style-name="Text_20_body">E-mail do aluno</text:p>
          </table:table-cell>
        </table:table-row>
        <table:table-row table:style-name="Tabela4.1">
          <table:table-cell table:style-name="Tabela4.A7" office:value-type="string">
            <text:p text:style-name="Text_20_body">celular</text:p>
          </table:table-cell>
          <table:table-cell table:style-name="Tabela4.B7" office:value-type="string">
            <text:p text:style-name="Text_20_body">NÚMERO</text:p>
          </table:table-cell>
          <table:table-cell table:style-name="Tabela4.C7" office:value-type="string">
            <text:p text:style-name="Text_20_body">11</text:p>
          </table:table-cell>
          <table:table-cell table:style-name="Tabela4.D7" office:value-type="string">
            <text:p text:style-name="Text_20_body">Número do celular com o DDD</text:p>
          </table:table-cell>
        </table:table-row>
        <table:table-row table:style-name="Tabela4.1">
          <table:table-cell table:style-name="Tabela4.A1" table:number-columns-spanned="4" office:value-type="string">
            <text:p text:style-name="P38">DISCIPLINA</text:p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9" office:value-type="string">
            <text:p text:style-name="Text_20_body">codigo</text:p>
          </table:table-cell>
          <table:table-cell table:style-name="Tabela4.B9" office:value-type="string">
            <text:p text:style-name="Text_20_body">NÚMERO</text:p>
          </table:table-cell>
          <table:table-cell table:style-name="Tabela4.C9" office:value-type="string">
            <text:p text:style-name="Text_20_body">4</text:p>
          </table:table-cell>
          <table:table-cell table:style-name="Tabela4.D9" office:value-type="string">
            <text:p text:style-name="Text_20_body">Chave primária. Identifica a disciplina.</text:p>
          </table:table-cell>
        </table:table-row>
        <table:table-row table:style-name="Tabela4.1">
          <table:table-cell table:style-name="Tabela4.A10" office:value-type="string">
            <text:p text:style-name="Text_20_body">descricao</text:p>
          </table:table-cell>
          <table:table-cell table:style-name="Tabela4.B10" office:value-type="string">
            <text:p text:style-name="Text_20_body">TEXTO</text:p>
          </table:table-cell>
          <table:table-cell table:style-name="Tabela4.C10" office:value-type="string">
            <text:p text:style-name="Text_20_body">80</text:p>
          </table:table-cell>
          <table:table-cell table:style-name="Tabela4.D10" office:value-type="string">
            <text:p text:style-name="Text_20_body">Descrição completa da disciplina.</text:p>
          </table:table-cell>
        </table:table-row>
        <table:table-row table:style-name="Tabela4.1">
          <table:table-cell table:style-name="Tabela4.A11" office:value-type="string">
            <text:p text:style-name="Text_20_body">cargaHoraria</text:p>
          </table:table-cell>
          <table:table-cell table:style-name="Tabela4.B11" office:value-type="string">
            <text:p text:style-name="Text_20_body">NÚMERO</text:p>
          </table:table-cell>
          <table:table-cell table:style-name="Tabela4.C11" office:value-type="string">
            <text:p text:style-name="Text_20_body">3</text:p>
          </table:table-cell>
          <table:table-cell table:style-name="Tabela4.D11" office:value-type="string">
            <text:p text:style-name="Text_20_body">A quantidade de horas da disciplina no semestre.</text:p>
          </table:table-cell>
        </table:table-row>
        <table:table-row table:style-name="Tabela4.1">
          <table:table-cell table:style-name="Tabela4.A1" table:number-columns-spanned="4" office:value-type="string">
            <text:p text:style-name="P38">DISCIPLINASCURSADAS</text:p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13" office:value-type="string">
            <text:p text:style-name="Text_20_body">codigo</text:p>
          </table:table-cell>
          <table:table-cell table:style-name="Tabela4.B13" office:value-type="string">
            <text:p text:style-name="Text_20_body">NÚMERO</text:p>
          </table:table-cell>
          <table:table-cell table:style-name="Tabela4.C13" office:value-type="string">
            <text:p text:style-name="Text_20_body">9</text:p>
          </table:table-cell>
          <table:table-cell table:style-name="Tabela4.D13" office:value-type="string">
            <text:p text:style-name="Text_20_body">Chave primária. Identifica a disciplina cursada pelo aluno.</text:p>
          </table:table-cell>
        </table:table-row>
        <table:table-row table:style-name="Tabela4.1">
          <table:table-cell table:style-name="Tabela4.A14" office:value-type="string">
            <text:p text:style-name="Text_20_body">ru</text:p>
          </table:table-cell>
          <table:table-cell table:style-name="Tabela4.B14" office:value-type="string">
            <text:p text:style-name="Text_20_body">NÚMERO</text:p>
          </table:table-cell>
          <table:table-cell table:style-name="Tabela4.C14" office:value-type="string">
            <text:p text:style-name="Text_20_body">6</text:p>
          </table:table-cell>
          <table:table-cell table:style-name="Tabela4.D14" office:value-type="string">
            <text:p text:style-name="Text_20_body">Número do Registro IFPR do aluno.</text:p>
          </table:table-cell>
        </table:table-row>
        <table:table-row table:style-name="Tabela4.1">
          <table:table-cell table:style-name="Tabela4.A15" office:value-type="string">
            <text:p text:style-name="Text_20_body">codigoDisciplina</text:p>
          </table:table-cell>
          <table:table-cell table:style-name="Tabela4.B15" office:value-type="string">
            <text:p text:style-name="Text_20_body">NÚMERO</text:p>
          </table:table-cell>
          <table:table-cell table:style-name="Tabela4.C15" office:value-type="string">
            <text:p text:style-name="Text_20_body">4</text:p>
          </table:table-cell>
          <table:table-cell table:style-name="Tabela4.D15" office:value-type="string">
            <text:p text:style-name="Text_20_body">Código da disciplina cursada pelo aluno.</text:p>
          </table:table-cell>
        </table:table-row>
        <table:table-row table:style-name="Tabela4.1">
          <table:table-cell table:style-name="Tabela4.A16" office:value-type="string">
            <text:p text:style-name="Text_20_body">dataInicio</text:p>
          </table:table-cell>
          <table:table-cell table:style-name="Tabela4.B16" office:value-type="string">
            <text:p text:style-name="Text_20_body">DATA</text:p>
          </table:table-cell>
          <table:table-cell table:style-name="Tabela4.C16" office:value-type="string">
            <text:p text:style-name="Text_20_body">10</text:p>
          </table:table-cell>
          <table:table-cell table:style-name="Tabela4.D16" office:value-type="string">
            <text:p text:style-name="Text_20_body">Data de inicio da disciplina cursada pelo aluno.</text:p>
          </table:table-cell>
        </table:table-row>
        <table:table-row table:style-name="Tabela4.1">
          <table:table-cell table:style-name="Tabela4.A17" office:value-type="string">
            <text:p text:style-name="Text_20_body">dataFim</text:p>
          </table:table-cell>
          <table:table-cell table:style-name="Tabela4.B17" office:value-type="string">
            <text:p text:style-name="Text_20_body">DATA</text:p>
          </table:table-cell>
          <table:table-cell table:style-name="Tabela4.C17" office:value-type="string">
            <text:p text:style-name="Text_20_body">10</text:p>
          </table:table-cell>
          <table:table-cell table:style-name="Tabela4.D17" office:value-type="string">
            <text:p text:style-name="Text_20_body">Data de término da disciplina cursada pelo aluno.</text:p>
          </table:table-cell>
        </table:table-row>
      </table:table>
      <text:p text:style-name="Text_20_body"/>
      <text:h text:style-name="Heading_20_2" text:outline-level="2"><text:bookmark-start text:name="__RefHeading___Toc2033_3245495100"/><text:bookmark-start text:name="_Toc526124479"/>DIAGRAMA ENTIDADE RELACIONAMENTO<text:bookmark-end text:name="__RefHeading___Toc2033_3245495100"/><text:bookmark-end text:name="_Toc526124479"/><text:bookmark-start text:name="_Toc496175458"/><text:bookmark-end text:name="_Toc496175458"/></text:h>
      <text:h text:style-name="P77" text:outline-level="2"><text:bookmark-start text:name="__RefHeading___Toc2035_3245495100"/><text:bookmark-start text:name="_Toc526124480"/>DIAGRAMA DE SEQUÊNCIA<text:bookmark-end text:name="__RefHeading___Toc2035_3245495100"/><text:bookmark-end text:name="_Toc526124480"/></text:h>
      <text:h text:style-name="Heading_20_2" text:outline-level="2"><text:bookmark-start text:name="__RefHeading___Toc2037_3245495100"/><text:bookmark-start text:name="_Toc526124481"/>DIAGRAMA DE COMPONENTES<text:bookmark-end text:name="__RefHeading___Toc2037_3245495100"/><text:bookmark-end text:name="_Toc526124481"/></text:h>
      <text:h text:style-name="Heading_20_2" text:outline-level="2"><text:bookmark-start text:name="__RefHeading___Toc2039_3245495100"/><text:bookmark-start text:name="_Toc526124482"/>DIAGRAMA DE IMPLANTAÇÃO<text:bookmark-end text:name="__RefHeading___Toc2039_3245495100"/><text:bookmark-end text:name="_Toc526124482"/></text:h>
      <text:h text:style-name="Heading_20_2" text:outline-level="2"><text:bookmark-start text:name="__RefHeading___Toc2041_3245495100"/><text:bookmark-start text:name="_Toc526124483"/>DIAGRAMA DE ATIVIDADES<text:bookmark-end text:name="__RefHeading___Toc2041_3245495100"/><text:bookmark-end text:name="_Toc526124483"/></text:h>
      <text:h text:style-name="P72" text:outline-level="2"><text:bookmark-start text:name="__RefHeading___Toc1642_1790048075"/>PROTÓTIPOS<text:bookmark-end text:name="__RefHeading___Toc1642_1790048075"/></text:h>
      <text:h text:style-name="Heading_20_2" text:outline-level="2"><text:bookmark-start text:name="__RefHeading___Toc1644_1790048075"/>TECNOLOGIAS UTILIZADAS<text:bookmark-end text:name="__RefHeading___Toc1644_1790048075"/></text:h>
      <text:h text:style-name="P84" text:outline-level="3"><text:bookmark-start text:name="__RefHeading___Toc1605_1235948470"/>SQLServer<text:bookmark-end text:name="__RefHeading___Toc1605_1235948470"/></text:h>
      <text:p text:style-name="P15"/>
      <text:p text:style-name="P15"/>
      <text:p text:style-name="P16"/>
      <text:h text:style-name="P84" text:outline-level="3"><text:bookmark-start text:name="__RefHeading___Toc1607_1235948470"/>CSS<text:bookmark-end text:name="__RefHeading___Toc1607_1235948470"/></text:h>
      <text:p text:style-name="P16"/>
      <text:p text:style-name="P15"/>
      <text:p text:style-name="P16"/>
      <text:h text:style-name="P85" text:outline-level="3"><text:bookmark-start text:name="__RefHeading___Toc1609_1235948470"/>HTML<text:bookmark-end text:name="__RefHeading___Toc1609_1235948470"/></text:h>
      <text:p text:style-name="P16"/>
      <text:p text:style-name="P15"/>
      <text:p text:style-name="P16"/>
      <text:h text:style-name="P85" text:outline-level="3"><text:bookmark-start text:name="__RefHeading___Toc1611_1235948470"/>XML<text:bookmark-end text:name="__RefHeading___Toc1611_1235948470"/></text:h>
      <text:p text:style-name="P16"/>
      <text:p text:style-name="P15"/>
      <text:p text:style-name="P16"/>
      <text:h text:style-name="P85" text:outline-level="3"><text:bookmark-start text:name="__RefHeading___Toc1613_1235948470"/>JavaScript<text:bookmark-end text:name="__RefHeading___Toc1613_1235948470"/></text:h>
      <text:p text:style-name="P16"/>
      <text:p text:style-name="P15"/>
      <text:p text:style-name="P16"/>
      <text:h text:style-name="P84" text:outline-level="3"><text:bookmark-start text:name="__RefHeading___Toc1615_1235948470"/>Sass<text:bookmark-end text:name="__RefHeading___Toc1615_1235948470"/></text:h>
      <text:p text:style-name="P16"/>
      <text:p text:style-name="P15"/>
      <text:p text:style-name="P16"/>
      <text:h text:style-name="P85" text:outline-level="3"><text:bookmark-start text:name="__RefHeading___Toc1617_1235948470"/>Astah Community<text:bookmark-end text:name="__RefHeading___Toc1617_1235948470"/></text:h>
      <text:p text:style-name="P16"/>
      <text:p text:style-name="P16"/>
      <text:p text:style-name="P16"/>
      <text:p text:style-name="P16"/>
      <text:p text:style-name="P16"/>
      <text:p text:style-name="P16"/>
      <text:h text:style-name="P71" text:outline-level="2" text:is-list-header="true"/>
      <text:list xml:id="list102054653873136" text:continue-numbering="true" text:style-name="WWNum2">
        <text:list-item>
          <text:p text:style-name="P60"><text:bookmark-start text:name="__RefHeading___Toc1646_1790048075"/>CONCLUSÕES<text:bookmark-end text:name="__RefHeading___Toc1646_1790048075"/></text:p>
          <text:p text:style-name="P62">REFERÊNCIAS</text:p>
        </text:list-item>
      </text:list>
      <text:p text:style-name="P29">APÊNDICE<text:span text:style-name="T24">S</text:span></text:p>
      <text:p text:style-name="P92">APÊNDICE A – PLANO DE TRABALHO</text:p>
      <text:p text:style-name="P91">PLANO DE TRABALHO</text:p>
      <text:p text:style-name="P107"><text:bookmark text:name="docs-internal-guid-8e597c20-7fff-7a4c-83d5-e3afd2337fc9"/>Curso Técnico em Informática Integrado ao Ensino Médio</text:p>
      <text:p text:style-name="P99">Turma 2015</text:p>
      <text:p text:style-name="P99">Gustavo Leonart – gusta.leonart@gmail.com</text:p>
      <text:p text:style-name="P99">Miguel Theodoro dos Santos Nowakowski – miguel.tsn26@gmail.com</text:p>
      <text:p text:style-name="P99">Orientador: Ademir Luiz Prado – ademir.prado@ifpr.edu.br</text:p>
      <text:p text:style-name="P99">Co-orientador: Richard – richard.nagamato@ifpr.edu.br</text:p>
      <text:p text:style-name="P32"/>
      <text:p text:style-name="P105"><text:span text:style-name="T27">Resumo:</text:span><text:span text:style-name="T26"> </text:span><text:span text:style-name="T28">será desenvolvido um sistema para gerenciamento de uma confeitaria, tendo como principais funções: agendamentos de pedidos, cadastro de clientes e de produtos e gerenciamento de estoque. O sistema será desenvolvido utilizando MVC(Model View Controller), C#, HTML e CSS. Para o Sistema Gerenciador de Banco de Dados(SGBD) será utilizado o SQLServer.  O sistema será hospedado em um servidor na internet. Será disponibilizado a opção para o cliente fazer seu cadastro e seu(s) pedido(s) pela internet.</text:span></text:p>
      <text:p text:style-name="P32"/>
      <text:p text:style-name="P103">1. Introdução e Justificativa</text:p>
      <text:p text:style-name="P32"/>
      <text:p text:style-name="P100">Para gerenciar uma confeitaria é necessário que o sistema seja informatizado. Quando não há um sistema de gerenciamento, utilizando do controle manual pode ocasionar problemas no controle de estoque e fluxo de caixa. Outro problema é a dificuldade na consulta de informações necessárias para um pedido, por exemplo. O sistema não possuirá nenhum custo. Existem no mercado os seguintes softwares, CPT Softwares, MarketUP e Consumer, com os respectivos custos de R$760,00 e disponibilizados gratuitamente, porém não atendem todas as especificações da confeitaria.</text:p>
      <text:p text:style-name="P32"/>
      <text:p text:style-name="P103">2. Objetivos</text:p>
      <text:p text:style-name="P32"/>
      <text:p text:style-name="P100">Objetivo Geral: Gerenciar uma Confeitaria </text:p>
      <text:p text:style-name="P32"/>
      <text:p text:style-name="P100">Objetivos Específicos:</text:p>
      <text:p text:style-name="P32"/>
      <text:list xml:id="list446405214" text:style-name="L2">
        <text:list-item>
          <text:p text:style-name="P101">Gerenciar cadastro de Cliente;</text:p>
        </text:list-item>
        <text:list-item>
          <text:p text:style-name="P101">Gerenciar cadastro de Funcionários;</text:p>
        </text:list-item>
        <text:list-item>
          <text:p text:style-name="P101">Gerenciar o Controle de estoque ;</text:p>
        </text:list-item>
        <text:list-item>
          <text:p text:style-name="P101">Criar e gerenciar uma agenda virtual;</text:p>
        </text:list-item>
        <text:list-item>
          <text:p text:style-name="P102"><text:span text:style-name="T30">Publicação de receitas no sistema; </text:span></text:p>
        </text:list-item>
      </text:list>
      <text:p text:style-name="P32"><text:soft-page-break/></text:p>
      <text:p text:style-name="P103">3. Metodologia</text:p>
      <text:p text:style-name="P32"/>
      <text:p text:style-name="P100">A metodologia para o desenvolvimento do sistema será a partir de entrevistas com o cliente para saber quais as funções que serão requisitadas para o desenvolvimento do software. Serão realizadas algumas entrevistas com o cliente para determinar quais serão suas necessidades.</text:p>
      <text:p text:style-name="P97"><text:line-break/><text:line-break/><text:line-break/><text:line-break/></text:p>
      <text:p text:style-name="P105"><text:span text:style-name="T27">4.</text:span><text:span text:style-name="T26"> </text:span><text:span text:style-name="T27">Cronograma Proposto</text:span></text:p>
      <text:p text:style-name="P10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 table:number-columns-repeated="2"/>
        <table:table-column table:style-name="Tabela1.I"/>
        <table:table-column table:style-name="Tabela1.G"/>
        <table:table-column table:style-name="Tabela1.K"/>
        <table:table-column table:style-name="Tabela1.L"/>
        <table:table-row>
          <table:table-cell table:style-name="Tabela1.A1" office:value-type="string">
            <text:p text:style-name="P81">Etapas</text:p>
          </table:table-cell>
          <table:table-cell table:style-name="Tabela1.A1" table:number-columns-spanned="11" office:value-type="string">
            <text:p text:style-name="P82">Etapas de Agosto/2018 a Junho/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82">Ago</text:p>
          </table:table-cell>
          <table:table-cell table:style-name="Tabela1.A1" office:value-type="string">
            <text:p text:style-name="P82">Set</text:p>
          </table:table-cell>
          <table:table-cell table:style-name="Tabela1.A1" office:value-type="string">
            <text:p text:style-name="P82">Out</text:p>
          </table:table-cell>
          <table:table-cell table:style-name="Tabela1.A1" office:value-type="string">
            <text:p text:style-name="P82">Nov</text:p>
          </table:table-cell>
          <table:table-cell table:style-name="Tabela1.A1" office:value-type="string">
            <text:p text:style-name="P82">Dez</text:p>
          </table:table-cell>
          <table:table-cell table:style-name="Tabela1.A1" office:value-type="string">
            <text:p text:style-name="P82">Jan</text:p>
          </table:table-cell>
          <table:table-cell table:style-name="Tabela1.A1" office:value-type="string">
            <text:p text:style-name="P82">Fev</text:p>
          </table:table-cell>
          <table:table-cell table:style-name="Tabela1.A1" office:value-type="string">
            <text:p text:style-name="P82">Mar</text:p>
          </table:table-cell>
          <table:table-cell table:style-name="Tabela1.A1" office:value-type="string">
            <text:p text:style-name="P82">Abr</text:p>
          </table:table-cell>
          <table:table-cell table:style-name="Tabela1.A1" office:value-type="string">
            <text:p text:style-name="P82">Mai</text:p>
          </table:table-cell>
          <table:table-cell table:style-name="Tabela1.A1" office:value-type="string">
            <text:p text:style-name="P82">Jun</text:p>
          </table:table-cell>
        </table:table-row>
        <table:table-row>
          <table:table-cell table:style-name="Tabela1.A1" office:value-type="string">
            <text:p text:style-name="P82">1</text:p>
          </table:table-cell>
          <table:table-cell table:style-name="Tabela1.A1" office:value-type="string">
            <text:p text:style-name="P83">x</text:p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</table:table-row>
        <table:table-row>
          <table:table-cell table:style-name="Tabela1.A1" office:value-type="string">
            <text:p text:style-name="P82">2</text:p>
          </table:table-cell>
          <table:table-cell table:style-name="Tabela1.A1" office:value-type="string">
            <text:p text:style-name="P83">x</text:p>
          </table:table-cell>
          <table:table-cell table:style-name="Tabela1.A1" office:value-type="string">
            <text:p text:style-name="P83">x</text:p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</table:table-row>
        <table:table-row>
          <table:table-cell table:style-name="Tabela1.A1" office:value-type="string">
            <text:p text:style-name="P82">3</text:p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83">x</text:p>
          </table:table-cell>
          <table:table-cell table:style-name="Tabela1.A1" office:value-type="string">
            <text:p text:style-name="P83">x</text:p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</table:table-row>
        <table:table-row>
          <table:table-cell table:style-name="Tabela1.A1" office:value-type="string">
            <text:p text:style-name="P82">4</text:p>
          </table:table-cell>
          <table:table-cell table:style-name="Tabela1.A1" office:value-type="string">
            <text:p text:style-name="P83">x</text:p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</table:table-row>
        <table:table-row>
          <table:table-cell table:style-name="Tabela1.A1" office:value-type="string">
            <text:p text:style-name="P82">5</text:p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83">x</text:p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</table:table-row>
        <table:table-row>
          <table:table-cell table:style-name="Tabela1.A1" office:value-type="string">
            <text:p text:style-name="P82">6</text:p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83">x</text:p>
          </table:table-cell>
          <table:table-cell table:style-name="Tabela1.A1" office:value-type="string">
            <text:p text:style-name="P83">x</text:p>
          </table:table-cell>
          <table:table-cell table:style-name="Tabela1.A1" office:value-type="string">
            <text:p text:style-name="P83">x</text:p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</table:table-row>
        <table:table-row>
          <table:table-cell table:style-name="Tabela1.A1" office:value-type="string">
            <text:p text:style-name="P82">7</text:p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83">x</text:p>
          </table:table-cell>
          <table:table-cell table:style-name="Tabela1.A1" office:value-type="string">
            <text:p text:style-name="P83">x</text:p>
          </table:table-cell>
          <table:table-cell table:style-name="Tabela1.A1" office:value-type="string">
            <text:p text:style-name="P83">x</text:p>
          </table:table-cell>
          <table:table-cell table:style-name="Tabela1.A1" office:value-type="string">
            <text:p text:style-name="P83">x</text:p>
          </table:table-cell>
          <table:table-cell table:style-name="Tabela1.A1" office:value-type="string">
            <text:p text:style-name="P83">x</text:p>
          </table:table-cell>
          <table:table-cell table:style-name="Tabela1.A1" office:value-type="string">
            <text:p text:style-name="P79"/>
          </table:table-cell>
        </table:table-row>
        <table:table-row>
          <table:table-cell table:style-name="Tabela1.A1" office:value-type="string">
            <text:p text:style-name="P82">8</text:p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79"/>
          </table:table-cell>
          <table:table-cell table:style-name="Tabela1.A1" office:value-type="string">
            <text:p text:style-name="P83">x</text:p>
          </table:table-cell>
        </table:table-row>
      </table:table>
      <text:p text:style-name="P97"><text:line-break/><text:line-break/><text:line-break/><text:line-break/></text:p>
      <text:p text:style-name="P103">Etapas</text:p>
      <text:p text:style-name="P100">1. Definição do sistema e entrevistas com o cliente</text:p>
      <text:p text:style-name="P100">2. Levantamento dos requisitos funcionais e não funcionais</text:p>
      <text:p text:style-name="P100">3. Diagramas do sistema</text:p>
      <text:p text:style-name="P100">4. Escolha da linguagem de programação e bd</text:p>
      <text:p text:style-name="P100">5. Escolha da plataforma de hospedagem do sistema</text:p>
      <text:p text:style-name="P100">6. Documentação Finalizada</text:p>
      <text:p text:style-name="P100">7. Codificação e teste</text:p>
      <text:p text:style-name="P104"><text:span text:style-name="T29">8. Disponibilidade e entrega do sistema para o cliente</text:span></text:p>
      <text:p text:style-name="P59"><text:span text:style-name="T23">APÊNDICE </text:span>B<text:span text:style-name="T23"> – PLANO DE </text:span>NEGÓCI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Arial3" svg:font-family="Aria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.212cm" loext:contextual-spacing="false" style:page-number="auto"/>
      <style:text-properties style:font-name="Arial1" fo:font-family="Arial" style:font-style-name="Normal" style:font-family-generic="swiss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next-style-name="Standard" style:default-outline-level="" style:class="index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Verdana" fo:font-family="Verdana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pt" style:country-asian="BR" style:font-weight-asian="bold" style:font-name-complex="Arial4" style:font-family-complex="Arial" style:font-family-generic-complex="system" style:font-pitch-complex="variable" style:font-size-complex="16pt" style:font-weight-complex="bold"/>
    </style:style>
    <style:style style:name="Heading_20_1" style:display-name="Heading 1" style:family="paragraph" style:parent-style-name="Standard" style:next-style-name="Standard" style:auto-update="true" style:default-outline-level="" style:list-style-name="WWNum2" style:class="text" style:master-page-name="">
      <loext:graphic-properties draw:fill="none" draw:fill-color="#729fcf"/>
      <style:paragraph-properties fo:margin-left="0.801cm" fo:margin-right="0cm" fo:margin-top="0.423cm" fo:margin-bottom="0.106cm" loext:contextual-spacing="false" fo:line-height="150%" fo:text-align="justify" style:justify-single-word="false" fo:orphans="2" fo:widows="2" fo:text-indent="-0.801cm" style:auto-text-indent="false" style:page-number="auto" fo:break-before="page" fo:background-color="transparent" fo:padding-left="0cm" fo:padding-right="0cm" fo:padding-top="0cm" fo:padding-bottom="0.035cm" fo:border="none" style:shadow="none" fo:keep-with-next="always" style:writing-mode="lr-tb">
        <style:tab-stops>
          <style:tab-stop style:position="0.921cm"/>
        </style:tab-stops>
      </style:paragraph-properties>
      <style:text-properties style:font-name="Arial" fo:font-family="Arial" style:font-family-generic="swiss" style:font-pitch="variable" fo:font-size="12pt" style:text-underline-style="none" fo:font-weight="bold" officeooo:rsid="00154c5f" style:font-size-asian="12pt" style:font-weight-asian="bold" style:font-name-complex="Arial4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729fcf"/>
      <style:paragraph-properties fo:margin-top="0.423cm" fo:margin-bottom="0.106cm" loext:contextual-spacing="false" style:page-number="auto" fo:background-color="transparent" style:shadow="none" fo:keep-with-next="always" style:writing-mode="lr-tb">
        <style:tab-stops/>
      </style:paragraph-properties>
      <style:text-properties style:font-name="Arial1" fo:font-family="Arial" style:font-style-name="Normal" style:font-family-generic="swiss" style:font-pitch="variable" fo:font-size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76cm" fo:margin-right="0cm" fo:margin-top="0.423cm" fo:margin-bottom="0.106cm" loext:contextual-spacing="false" fo:text-indent="-0.76cm" style:auto-text-indent="false" fo:keep-with-next="always" style:writing-mode="lr-tb"/>
      <style:text-properties style:font-name="Arial1" fo:font-family="Arial" style:font-style-name="Normal" style:font-family-generic="swiss" style:font-pitch="variable" fo:font-size="12pt" fo:font-weight="normal" style:font-size-asian="13pt" style:font-weight-asian="bold" style:font-name-complex="Arial4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top="0.635cm" fo:margin-bottom="0.423cm" loext:contextual-spacing="false"/>
      <style:text-properties fo:font-size="14pt" fo:font-weight="normal" style:font-size-asian="14pt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Heading_20_5" style:display-name="Heading 5" style:family="paragraph" style:parent-style-name="Heading_20_4" style:next-style-name="Standard" style:default-outline-level="5" style:class="text">
      <style:text-properties style:font-size-complex="13pt" style:font-style-complex="italic" style:font-weight-complex="normal"/>
    </style:style>
    <style:style style:name="Heading_20_6" style:display-name="Heading 6" style:family="paragraph" style:parent-style-name="Heading_20_5" style:next-style-name="Standard" style:default-outline-level="6" style:class="text">
      <style:text-properties style:font-size-complex="11pt" style:font-weight-complex="bold"/>
    </style:style>
    <style:style style:name="Heading_20_7" style:display-name="Heading 7" style:family="paragraph" style:parent-style-name="Heading_20_6" style:next-style-name="Standard" style:default-outline-level="7" style:class="text"/>
    <style:style style:name="Heading_20_8" style:display-name="Heading 8" style:family="paragraph" style:parent-style-name="Heading_20_7" style:next-style-name="Standard" style:default-outline-level="8" style:class="text">
      <style:text-properties style:font-style-complex="normal"/>
    </style:style>
    <style:style style:name="Heading_20_9" style:display-name="Heading 9" style:family="paragraph" style:parent-style-name="Heading_20_8" style:next-style-name="Standard" style:default-outline-level="9" style:class="text">
      <style:text-properties style:font-name-complex="Arial4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8pt" style:font-size-asian="8pt"/>
    </style:style>
    <style:style style:name="Título_20_Projeto" style:display-name="Título Projeto" style:family="paragraph" style:parent-style-name="Standard" style:next-style-name="Standard" style:default-outline-level="">
      <style:paragraph-properties fo:text-align="end" style:justify-single-word="false"/>
      <style:text-properties fo:font-size="24pt" fo:font-weight="bold" style:letter-kerning="true" style:font-size-asian="24pt" style:font-weight-asian="bold" style:font-size-complex="10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/>
      <style:text-properties fo:text-transform="uppercase" style:font-name="Times New Roman" fo:font-family="'Times New Roman'" style:font-family-generic="roman" style:font-pitch="variable" fo:font-weight="bold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text-indent="0cm" style:auto-text-indent="false"/>
      <style:text-properties fo:font-variant="small-caps" style:font-name="Times New Roman" fo:font-family="'Times New Roman'" style:font-family-generic="roman" style:font-pitch="variable" style:font-size-complex="10pt"/>
    </style:style>
    <style:style style:name="Indices_20_diversos" style:display-name="Indices diversos" style:family="paragraph" style:parent-style-name="Heading_20_1" style:default-outline-level="" style:list-style-name="">
      <style:paragraph-properties fo:text-align="center" style:justify-single-word="false" fo:padding="0cm" fo:border="none"/>
      <style:text-properties style:text-underline-style="solid" style:text-underline-width="auto" style:text-underline-color="font-color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706cm" fo:margin-right="0cm" fo:text-indent="-0.706cm" style:auto-text-indent="false"/>
      <style:text-properties fo:font-variant="small-caps" style:font-name="Times New Roman" fo:font-family="'Times New Roman'" style:font-family-generic="roman" style:font-pitch="variable" style:font-size-complex="10pt"/>
    </style:style>
    <style:style style:name="Referência" style:family="paragraph" style:parent-style-name="Standard" style:default-outline-level="">
      <style:paragraph-properties fo:margin-top="0.212cm" fo:margin-bottom="0.212cm" loext:contextual-spacing="false"/>
      <style:text-properties style:font-name-complex="Arial4" style:font-family-complex="Arial" style:font-family-generic-complex="system" style:font-pitch-complex="variable"/>
    </style:style>
    <style:style style:name="Corpo_20_de_20_Tabela" style:display-name="Corpo de Tabela" style:family="paragraph" style:parent-style-name="Standard" style:default-outline-level="">
      <style:text-properties style:font-name="Arial2" fo:font-family="Arial" style:font-family-generic="roman" style:font-pitch="variable" fo:font-size="11pt" style:font-size-asian="11pt" style:font-name-complex="Arial4" style:font-family-complex="Arial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fo:text-align="center" style:justify-single-word="false"/>
      <style:text-properties style:font-name="Arial2" fo:font-family="Arial" style:font-family-generic="roman" style:font-pitch="variable" fo:font-weight="bold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3" style:family="paragraph" style:parent-style-name="Standard" style:list-style-name="WWNum2">
      <style:paragraph-properties fo:line-height="150%"/>
      <style:text-properties style:font-name="Arial1" fo:font-family="Arial" style:font-style-name="Normal" style:font-family-generic="swiss" style:font-pitch="variable" fo:font-size="12pt" officeooo:rsid="0056bd09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Verdana" fo:font-family="Verdan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pt" style:country-asian="BR" style:font-weight-asian="bold" style:font-name-complex="Arial4" style:font-family-complex="Arial" style:font-family-generic-complex="system" style:font-pitch-complex="variable" style:font-size-complex="16pt" style:font-weight-complex="bold"/>
    </style:style>
    <style:style style:name="Título_20_2_20_Char" style:display-name="Título 2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Arial4" style:font-family-complex="Arial" style:font-family-generic-complex="system" style:font-pitch-complex="variable" style:font-size-complex="14pt" style:font-style-complex="italic" style:font-weight-complex="bold"/>
    </style:style>
    <style:style style:name="Título_20_3_20_Char" style:display-name="Título 3 Char" style:family="text" style:parent-style-name="Default_20_Paragraph_20_Font">
      <style:text-properties style:font-name="Verdana" fo:font-family="Verdan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pt" style:country-asian="BR" style:font-weight-asian="bold" style:font-name-complex="Arial4" style:font-family-complex="Arial" style:font-family-generic-complex="system" style:font-pitch-complex="variable" style:font-size-complex="13pt" style:font-weight-complex="bold"/>
    </style:style>
    <style:style style:name="Título_20_4_20_Char" style:display-name="Título 4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har" style:display-name="Título 5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Times New Roman1" style:font-family-complex="'Times New Roman'" style:font-family-generic-complex="system" style:font-pitch-complex="variable" style:font-size-complex="13pt" style:font-style-complex="italic"/>
    </style:style>
    <style:style style:name="Título_20_6_20_Char" style:display-name="Título 6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Título_20_7_20_Char" style:display-name="Título 7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Título_20_8_20_Char" style:display-name="Título 8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Times New Roman1" style:font-family-complex="'Times New Roman'" style:font-family-generic-complex="system" style:font-pitch-complex="variable" style:font-weight-complex="bold"/>
    </style:style>
    <style:style style:name="Título_20_9_20_Char" style:display-name="Título 9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t" style:country-asian="BR" style:font-name-complex="Arial4" style:font-family-complex="Arial" style:font-family-generic-complex="system" style:font-pitch-complex="variable" style:font-weight-complex="bold"/>
    </style:style>
    <style:style style:name="Cabeçalho_20_Char" style:display-name="Cabeçalho Char" style:family="text" style:parent-style-name="Default_20_Paragraph_20_Font">
      <style:text-properties style:font-name="Verdana" fo:font-family="Verdan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Rodapé_20_Char" style:display-name="Rodapé Char" style:family="text" style:parent-style-name="Default_20_Paragraph_20_Font">
      <style:text-properties style:font-name="Verdana" fo:font-family="Verdan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orpo_20_de_20_texto_20_Char" style:display-name="Corpo de texto Char" style:family="text" style:parent-style-name="Default_20_Paragraph_20_Font"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Index_20_Link" style:display-name="Index Link" style:family="text"/>
    <style:style style:name="Fonte_20_parág._20_padrão" style:display-name="Fonte parág. padrão" style:family="text"/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4.011cm" fo:text-indent="-0.254cm" fo:margin-left="3.503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0.508cm" fo:margin-left="0.508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011cm" fo:text-indent="-0.254cm" fo:margin-left="3.50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0.508cm" fo:margin-left="0.50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" style:family="table">
      <style:table-properties style:width="15.386cm" fo:margin-left="-0.191cm" fo:margin-top="0cm" fo:margin-bottom="0cm" table:align="left" style:writing-mode="lr-tb"/>
    </style:style>
    <style:style style:name="Tabela5.A" style:family="table-column">
      <style:table-column-properties style:column-width="7.692cm"/>
    </style:style>
    <style:style style:name="Tabela5.B" style:family="table-column">
      <style:table-column-properties style:column-width="7.694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ela5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ela6" style:family="table">
      <style:table-properties style:width="15.621cm" fo:margin-left="-0.191cm" fo:margin-top="0cm" fo:margin-bottom="0cm" table:align="left" style:writing-mode="lr-tb"/>
    </style:style>
    <style:style style:name="Tabela6.A" style:family="table-column">
      <style:table-column-properties style:column-width="5.207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Converted1" style:page-layout-name="Mpm2">
      <style:header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Header">NOEMIA MARQUES E JUIANA ALVES</text:p>
            </table:table-cell>
            <table:table-cell table:style-name="Tabela5.A1" office:value-type="string">
              <text:p text:style-name="Header"/>
            </table:table-cell>
          </table:table-row>
          <table:table-row table:style-name="Tabela5.1">
            <table:table-cell table:style-name="Tabela5.A2" office:value-type="string">
              <text:p text:style-name="Header"><text:user-defined style:data-style-name="N0" text:name="nome_documento"/><text:s/></text:p>
              <text:p text:style-name="Header">Sistema Acadêmico</text:p>
            </table:table-cell>
            <table:table-cell table:style-name="Tabela5.A2" office:value-type="string">
              <text:p text:style-name="MP1"><text:user-defined style:data-style-name="N0" text:name="versão"/><text:s/>- 18, Setembro, 2018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Footer"><text:user-defined style:data-style-name="N0" text:name="nome_documento"/></text:p>
            </table:table-cell>
            <table:table-cell table:style-name="Tabela6.A1" office:value-type="string">
              <text:p text:style-name="MP2"><text:user-defined style:data-style-name="N0" text:name="copyright"/><text:s/>2014</text:p>
            </table:table-cell>
            <table:table-cell table:style-name="Tabela6.A1" office:value-type="string">
              <text:p text:style-name="MP3">Página <text:page-number text:select-page="current">0</text:page-number><text:s/>de <text:page-count>28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autec02</meta:initial-creator>
    <meta:editing-cycles>25</meta:editing-cycles>
    <meta:creation-date>2018-09-30T16:16:00</meta:creation-date>
    <dc:date>2018-10-25T10:20:30.272000000</dc:date>
    <meta:editing-duration>PT18H59M37S</meta:editing-duration>
    <meta:generator>LibreOffice/6.0.5.2$Windows_X86_64 LibreOffice_project/54c8cbb85f300ac59db32fe8a675ff7683cd5a16</meta:generator>
    <meta:document-statistic meta:table-count="5" meta:image-count="0" meta:object-count="0" meta:page-count="28" meta:paragraph-count="331" meta:word-count="2029" meta:character-count="13804" meta:non-whitespace-character-count="121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